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ucida Grande" svg:font-family="'Lucida Grande'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pitch="variable"/>
    <style:font-face style:name="aakar" svg:font-family="aakar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akar" fo:font-size="14pt" fo:font-weight="bold" officeooo:paragraph-rsid="00213204"/>
    </style:style>
    <style:style style:name="P6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8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9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0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paragraph-rsid="0017c9cb"/>
    </style:style>
    <style:style style:name="P14" style:family="paragraph" style:parent-style-name="Standard">
      <style:text-properties officeooo:paragraph-rsid="001dd092"/>
    </style:style>
    <style:style style:name="P15" style:family="paragraph" style:parent-style-name="Standard">
      <style:text-properties officeooo:paragraph-rsid="001ecf94"/>
    </style:style>
    <style:style style:name="P16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P17" style:family="paragraph" style:parent-style-name="Preformatted_20_Text">
      <style:text-properties fo:color="#000000" style:font-name="aakar" fo:font-size="14pt" fo:font-weight="bold" officeooo:rsid="00221289" officeooo:paragraph-rsid="0024f7b0" style:font-weight-asian="bold" style:font-weight-complex="bold"/>
    </style:style>
    <style:style style:name="P18" style:family="paragraph" style:parent-style-name="Preformatted_20_Text">
      <style:text-properties officeooo:paragraph-rsid="00263e5d"/>
    </style:style>
    <style:style style:name="P19" style:family="paragraph" style:parent-style-name="Standard">
      <style:text-properties fo:font-variant="normal" fo:text-transform="none" fo:color="#222222" style:font-name="aakar" fo:font-size="15pt" fo:letter-spacing="normal" fo:font-style="normal" fo:font-weight="normal" officeooo:paragraph-rsid="00213204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variant="normal" fo:text-transform="none" fo:color="#000000" style:font-name="aakar" fo:font-size="15pt" fo:letter-spacing="normal" fo:font-style="normal" fo:font-weight="bold" officeooo:rsid="00221289" officeooo:paragraph-rsid="00221289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22" style:family="paragraph" style:parent-style-name="Standard">
      <style:text-properties fo:color="#000000" style:font-name="aakar" fo:font-size="14pt" fo:font-weight="bold" officeooo:rsid="00263e5d" officeooo:paragraph-rsid="00263e5d" style:font-weight-asian="bold" style:font-weight-complex="bold"/>
    </style:style>
    <style:style style:name="P23" style:family="paragraph" style:parent-style-name="Standard">
      <style:text-properties fo:color="#000000" style:font-name="aakar" fo:font-size="14pt" fo:font-weight="bold" officeooo:rsid="0017c9cb" officeooo:paragraph-rsid="0017c9cb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25" style:family="paragraph" style:parent-style-name="Standard">
      <style:text-properties fo:color="#000000" style:font-name="aakar" fo:font-size="14pt" style:text-underline-style="solid" style:text-underline-width="auto" style:text-underline-color="font-color" fo:font-weight="bold" officeooo:rsid="00263e5d" officeooo:paragraph-rsid="00263e5d" style:font-weight-asian="bold" style:font-weight-complex="bold"/>
    </style:style>
    <style:style style:name="P26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27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style:font-name="aakar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aakar" fo:font-size="18pt" style:text-underline-style="solid" style:text-underline-width="auto" style:text-underline-color="font-color" fo:font-weight="bold" officeooo:rsid="00263e5d" officeooo:paragraph-rsid="00263e5d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000000" style:font-name="aakar" fo:font-size="14pt" fo:font-weight="bold" officeooo:rsid="00221289" officeooo:paragraph-rsid="00221289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normal" officeooo:rsid="00263e5d" officeooo:paragraph-rsid="00263e5d" style:font-size-asian="15pt" style:font-weight-asian="normal" style:font-size-complex="15pt" style:font-weight-complex="normal"/>
    </style:style>
    <style:style style:name="P32" style:family="paragraph" style:parent-style-name="Standard">
      <style:text-properties fo:color="#000000" fo:font-size="12pt" officeooo:rsid="00263e5d" officeooo:paragraph-rsid="00263e5d" style:font-size-asian="12pt" style:font-size-complex="12pt"/>
    </style:style>
    <style:style style:name="P33" style:family="paragraph" style:parent-style-name="Standard">
      <style:text-properties fo:color="#000000" fo:font-size="12pt" fo:font-weight="normal" officeooo:rsid="00263e5d" officeooo:paragraph-rsid="00263e5d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fo:font-size="16pt" fo:font-weight="bold" officeooo:rsid="00263e5d" officeooo:paragraph-rsid="00263e5d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officeooo:rsid="00263e5d" officeooo:paragraph-rsid="00263e5d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263e5d"/>
    </style:style>
    <style:style style:name="P39" style:family="paragraph" style:parent-style-name="Standard">
      <style:text-properties officeooo:paragraph-rsid="00272cf0"/>
    </style:style>
    <style:style style:name="P40" style:family="paragraph" style:parent-style-name="Standard">
      <style:text-properties officeooo:paragraph-rsid="00282a38"/>
    </style:style>
    <style:style style:name="P41" style:family="paragraph" style:parent-style-name="Text_20_body">
      <style:text-properties fo:color="#000000" style:font-name="aakar" fo:font-size="14pt" fo:font-weight="normal" officeooo:rsid="0016e6ea" officeooo:paragraph-rsid="0024f7b0" style:font-size-asian="14pt" style:font-weight-asian="normal" style:font-size-complex="14pt" style:font-weight-complex="normal"/>
    </style:style>
    <style:style style:name="P42" style:family="paragraph" style:parent-style-name="Text_20_body">
      <style:text-properties officeooo:paragraph-rsid="0024f7b0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bold" style:font-style-asian="normal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7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8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11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2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3" style:family="text">
      <style:text-properties fo:color="#000000" style:font-name="aakar" fo:font-size="15pt" fo:font-weight="normal" officeooo:rsid="00263e5d" style:font-size-asian="15pt" style:font-weight-asian="normal" style:font-size-complex="15pt" style:font-weight-complex="normal"/>
    </style:style>
    <style:style style:name="T14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0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000000" style:font-name="JetBrains Mono1" fo:font-size="12pt" fo:font-style="normal" fo:font-weight="bold" style:font-size-asian="12pt" style:font-style-asian="normal" style:font-weight-asian="bold" style:font-size-complex="12pt" style:font-weight-complex="bold"/>
    </style:style>
    <style:style style:name="T27" style:family="text">
      <style:text-properties fo:color="#000000" style:font-name="JetBrains Mono1" fo:font-size="12pt" fo:font-style="normal" fo:font-weight="bold" officeooo:rsid="00272cf0" style:font-size-asian="12pt" style:font-style-asian="normal" style:font-weight-asian="bold" style:font-size-complex="12pt" style:font-weight-complex="bold"/>
    </style:style>
    <style:style style:name="T28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0000" style:font-name="JetBrains Mono1" fo:font-style="normal" fo:font-weight="normal" style:font-style-asian="normal" style:font-weight-asian="normal"/>
    </style:style>
    <style:style style:name="T34" style:family="text">
      <style:text-properties fo:color="#000000" style:font-name="JetBrains Mono1" fo:font-style="normal" fo:font-weight="normal" style:font-style-asian="normal" style:font-weight-asian="normal"/>
    </style:style>
    <style:style style:name="T35" style:family="text">
      <style:text-properties fo:color="#000000" style:font-name="JetBrains Mono1" fo:font-style="normal" fo:font-weight="normal" style:font-style-asian="normal" style:font-weight-asian="normal"/>
    </style:style>
    <style:style style:name="T36" style:family="text">
      <style:text-properties fo:color="#000000" style:font-name="JetBrains Mono1" fo:font-style="normal" fo:font-weight="normal" style:font-style-asian="normal" style:font-weight-asian="normal"/>
    </style:style>
    <style:style style:name="T37" style:family="text">
      <style:text-properties fo:color="#000000" style:font-name="JetBrains Mono1" fo:font-style="normal" fo:font-weight="normal" style:font-style-asian="normal" style:font-weight-asian="normal"/>
    </style:style>
    <style:style style:name="T38" style:family="text">
      <style:text-properties fo:color="#000000" style:font-name="JetBrains Mono1" fo:font-style="normal" fo:font-weight="bold" style:font-style-asian="normal" style:font-weight-asian="bold" style:font-weight-complex="bold"/>
    </style:style>
    <style:style style:name="T39" style:family="text">
      <style:text-properties fo:color="#000000" style:font-name="JetBrains Mono1" fo:font-style="normal" fo:font-weight="bold" officeooo:rsid="00272cf0" style:font-style-asian="normal" style:font-weight-asian="bold" style:font-weight-complex="bold"/>
    </style:style>
    <style:style style:name="T40" style:family="text">
      <style:text-properties fo:color="#000000" style:font-name="JetBrains Mono1" fo:font-size="14pt" fo:font-style="normal" fo:font-weight="bold" style:font-size-asian="14pt" style:font-style-asian="normal" style:font-weight-asian="bold" style:font-size-complex="14pt" style:font-weight-complex="bold"/>
    </style:style>
    <style:style style:name="T41" style:family="text">
      <style:text-properties fo:color="#000000" style:font-name="JetBrains Mono1" fo:font-size="14pt" fo:font-style="normal" fo:font-weight="bold" officeooo:rsid="00272cf0" style:font-size-asian="14pt" style:font-style-asian="normal" style:font-weight-asian="bold" style:font-size-complex="14pt" style:font-weight-complex="bold"/>
    </style:style>
    <style:style style:name="T42" style:family="text">
      <style:text-properties fo:color="#000000" style:font-name="JetBrains Mono1" fo:font-size="14pt" fo:font-style="normal" style:font-size-asian="14pt" style:font-style-asian="normal" style:font-size-complex="14pt"/>
    </style:style>
    <style:style style:name="T43" style:family="text">
      <style:text-properties fo:color="#000000" style:font-name="JetBrains Mono1" fo:font-size="14pt" fo:font-style="normal" officeooo:rsid="00272cf0" style:font-size-asian="14pt" style:font-style-asian="normal" style:font-size-complex="14pt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fo:font-variant="normal" fo:text-transform="none" fo:color="#202124" fo:letter-spacing="normal" fo:font-style="normal" fo:font-weight="normal"/>
    </style:style>
    <style:style style:name="T46" style:family="text">
      <style:text-properties fo:font-variant="normal" fo:text-transform="none" fo:color="#202124" fo:letter-spacing="normal" fo:font-style="normal" fo:font-weight="normal" officeooo:rsid="002036fc"/>
    </style:style>
    <style:style style:name="T47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48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49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50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51" style:family="text">
      <style:text-properties fo:font-variant="normal" fo:text-transform="none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52" style:family="text">
      <style:text-properties fo:font-variant="normal" fo:text-transform="none" style:font-name="aakar" fo:letter-spacing="normal" fo:font-style="normal" fo:font-weight="normal" officeooo:rsid="00263e5d" style:font-weight-asian="normal" style:font-weight-complex="normal" loext:padding="0cm" loext:border="none"/>
    </style:style>
    <style:style style:name="T53" style:family="text">
      <style:text-properties fo:font-variant="normal" fo:text-transform="none" style:font-name="aakar" fo:letter-spacing="normal" fo:font-style="normal" fo:font-weight="normal" officeooo:rsid="00272cf0" style:font-weight-asian="normal" style:font-weight-complex="normal" loext:padding="0cm" loext:border="none"/>
    </style:style>
    <style:style style:name="T54" style:family="text">
      <style:text-properties fo:font-variant="normal" fo:text-transform="none" style:font-name="aakar" fo:letter-spacing="normal" fo:font-style="normal" fo:font-weight="normal" officeooo:rsid="00282a38" style:font-weight-asian="normal" style:font-weight-complex="normal" loext:padding="0cm" loext:border="none"/>
    </style:style>
    <style:style style:name="T55" style:family="text">
      <style:text-properties fo:font-variant="normal" fo:text-transform="none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57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fo:letter-spacing="normal" fo:font-style="normal"/>
    </style:style>
    <style:style style:name="T5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0" style:family="text">
      <style:text-properties fo:font-variant="normal" fo:text-transform="none" fo:letter-spacing="normal" fo:font-style="normal" style:text-underline-style="none"/>
    </style:style>
    <style:style style:name="T61" style:family="text">
      <style:text-properties fo:font-variant="normal" fo:text-transform="none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62" style:family="text">
      <style:text-properties fo:font-variant="normal" fo:text-transform="none" fo:color="#00000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63" style:family="text">
      <style:text-properties fo:font-variant="normal" fo:text-transform="none" fo:color="#000000" style:font-name="aakar" fo:font-size="15pt" fo:letter-spacing="normal" fo:font-style="normal" fo:font-weight="normal" officeooo:rsid="00263e5d" style:font-size-asian="15pt" style:font-weight-asian="normal" style:font-size-complex="15pt" style:font-weight-complex="normal" loext:padding="0cm" loext:border="none"/>
    </style:style>
    <style:style style:name="T64" style:family="text">
      <style:text-properties fo:font-variant="normal" fo:text-transform="none" fo:color="#000000" style:font-name="aakar" fo:font-size="15pt" fo:letter-spacing="normal" fo:font-style="normal" fo:font-weight="normal" officeooo:rsid="00282a38" style:font-size-asian="15pt" style:font-weight-asian="normal" style:font-size-complex="15pt" style:font-weight-complex="normal" loext:padding="0cm" loext:border="none"/>
    </style:style>
    <style:style style:name="T65" style:family="text">
      <style:text-properties fo:font-variant="normal" fo:text-transform="none" fo:color="#000000" style:font-name="aakar" fo:font-size="15pt" fo:letter-spacing="normal" fo:font-style="normal" fo:font-weight="bold" officeooo:rsid="00263e5d" style:font-size-asian="15pt" style:font-weight-asian="bold" style:font-size-complex="15pt" style:font-weight-complex="bold" loext:padding="0cm" loext:border="none"/>
    </style:style>
    <style:style style:name="T66" style:family="text">
      <style:text-properties fo:font-variant="normal" fo:text-transform="none" fo:color="#000000" style:font-name="aakar" fo:font-size="15pt" fo:letter-spacing="normal" fo:font-style="normal" fo:font-weight="bold" officeooo:rsid="00282a38" style:font-size-asian="15pt" style:font-weight-asian="bold" style:font-size-complex="15pt" style:font-weight-complex="bold" loext:padding="0cm" loext:border="none"/>
    </style:style>
    <style:style style:name="T67" style:family="text">
      <style:text-properties fo:font-variant="normal" fo:text-transform="none" fo:color="#000000" style:font-name="aakar" fo:font-size="15pt" fo:letter-spacing="normal" fo:font-style="normal" officeooo:rsid="00263e5d" style:font-size-asian="15pt" style:font-size-complex="15pt" loext:padding="0cm" loext:border="none"/>
    </style:style>
    <style:style style:name="T68" style:family="text">
      <style:text-properties fo:font-variant="normal" fo:text-transform="none" fo:color="#000000" style:font-name="aakar" fo:font-size="15pt" fo:letter-spacing="normal" fo:font-style="normal" officeooo:rsid="00282a38" style:font-size-asian="15pt" style:font-size-complex="15pt" loext:padding="0cm" loext:border="none"/>
    </style:style>
    <style:style style:name="T69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style:font-size-asian="15pt" style:font-weight-asian="bold" style:font-size-complex="15pt" style:font-weight-complex="bold" loext:padding="0cm" loext:border="none"/>
    </style:style>
    <style:style style:name="T70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71" style:family="text">
      <style:text-properties fo:font-variant="normal" fo:text-transform="none" fo:color="#000000" style:font-name="aakar" fo:font-size="15pt" fo:letter-spacing="normal" fo:font-style="normal" style:text-underline-style="none" fo:font-weight="bold" officeooo:rsid="00282a38" style:font-size-asian="15pt" style:font-weight-asian="bold" style:font-size-complex="15pt" style:font-weight-complex="bold" loext:padding="0cm" loext:border="none"/>
    </style:style>
    <style:style style:name="T72" style:family="text">
      <style:text-properties fo:font-variant="normal" fo:text-transform="none" fo:color="#000000" style:font-name="aakar" fo:letter-spacing="normal" fo:font-style="normal" fo:font-weight="normal" officeooo:rsid="00263e5d" style:font-weight-asian="normal" style:font-weight-complex="normal" loext:padding="0cm" loext:border="none"/>
    </style:style>
    <style:style style:name="T73" style:family="text">
      <style:text-properties fo:font-variant="normal" fo:text-transform="none" fo:color="#000000" style:font-name="aakar" fo:letter-spacing="normal" fo:font-style="normal" fo:font-weight="normal" officeooo:rsid="00282a38" style:font-weight-asian="normal" style:font-weight-complex="normal" loext:padding="0cm" loext:border="none"/>
    </style:style>
    <style:style style:name="T74" style:family="text">
      <style:text-properties fo:font-variant="normal" fo:text-transform="none" fo:color="#000000" style:font-name="aakar" fo:letter-spacing="normal" fo:font-style="normal" fo:font-weight="bold" officeooo:rsid="00263e5d" style:font-weight-asian="bold" style:font-weight-complex="bold" loext:padding="0cm" loext:border="none"/>
    </style:style>
    <style:style style:name="T75" style:family="text">
      <style:text-properties fo:font-variant="normal" fo:text-transform="none" fo:color="#000000" style:font-name="aakar" fo:letter-spacing="normal" fo:font-style="normal" style:text-underline-style="solid" style:text-underline-width="auto" style:text-underline-color="font-color" fo:font-weight="bold" officeooo:rsid="00282a38" style:font-weight-asian="bold" style:font-weight-complex="bold" loext:padding="0cm" loext:border="none"/>
    </style:style>
    <style:style style:name="T76" style:family="text">
      <style:text-properties fo:font-variant="normal" fo:text-transform="none" fo:color="#000000" style:font-name="aakar" fo:font-size="12pt" fo:letter-spacing="normal" fo:font-style="normal" fo:font-weight="normal" officeooo:rsid="00263e5d" style:font-size-asian="12pt" style:font-weight-asian="normal" style:font-size-complex="12pt" style:font-weight-complex="normal" loext:padding="0cm" loext:border="none"/>
    </style:style>
    <style:style style:name="T77" style:family="text">
      <style:text-properties fo:font-variant="normal" fo:text-transform="none" fo:color="#000000" style:font-name="aakar" fo:font-size="12pt" fo:letter-spacing="normal" fo:font-style="normal" fo:font-weight="normal" officeooo:rsid="00272cf0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79" style:family="text">
      <style:text-properties fo:font-variant="normal" fo:text-transform="none" fo:color="#000000" style:font-name="aakar" fo:font-size="12pt" fo:letter-spacing="normal" fo:font-style="normal" fo:font-weight="bold" officeooo:rsid="00263e5d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000000" style:font-name="aakar" fo:font-size="12pt" fo:letter-spacing="normal" fo:font-style="normal" style:text-underline-style="solid" style:text-underline-width="auto" style:text-underline-color="font-color" fo:font-weight="bold" officeooo:rsid="00282a38" style:font-size-asian="12pt" style:font-weight-asian="bold" style:font-size-complex="12pt" style:font-weight-complex="bold" loext:padding="0cm" loext:border="none"/>
    </style:style>
    <style:style style:name="T81" style:family="text">
      <style:text-properties fo:font-variant="normal" fo:text-transform="none" fo:color="#000000" style:font-name="aakar" fo:font-size="13pt" fo:letter-spacing="normal" fo:font-style="normal" fo:font-weight="bold" officeooo:rsid="00263e5d" style:font-size-asian="13pt" style:font-weight-asian="bold" style:font-size-complex="13pt" style:font-weight-complex="bold" loext:padding="0cm" loext:border="none"/>
    </style:style>
    <style:style style:name="T82" style:family="text">
      <style:text-properties fo:font-variant="normal" fo:text-transform="none" fo:color="#000000" style:font-name="aakar" fo:font-size="14pt" fo:letter-spacing="normal" fo:font-style="normal" fo:font-weight="normal" officeooo:rsid="00263e5d" style:font-size-asian="14pt" style:font-weight-asian="normal" style:font-size-complex="14pt" style:font-weight-complex="normal" loext:padding="0cm" loext:border="none"/>
    </style:style>
    <style:style style:name="T83" style:family="text">
      <style:text-properties fo:font-variant="normal" fo:text-transform="none" fo:color="#000000" style:font-name="aakar" fo:font-size="14pt" fo:letter-spacing="normal" fo:font-style="normal" officeooo:rsid="00263e5d" style:font-size-asian="14pt" style:font-size-complex="14pt" loext:padding="0cm" loext:border="none"/>
    </style:style>
    <style:style style:name="T84" style:family="text">
      <style:text-properties fo:font-variant="normal" fo:text-transform="none" fo:color="#000000" style:font-name="aakar" fo:font-size="14pt" fo:letter-spacing="normal" fo:font-style="normal" fo:font-weight="bold" officeooo:rsid="00272cf0" style:font-size-asian="14pt" style:font-weight-asian="bold" style:font-size-complex="14pt" style:font-weight-complex="bold" loext:padding="0cm" loext:border="none"/>
    </style:style>
    <style:style style:name="T85" style:family="text">
      <style:text-properties fo:font-variant="normal" fo:text-transform="none" fo:color="#000000" style:font-name="aakar" fo:font-size="14pt" fo:letter-spacing="normal" fo:font-style="normal" fo:font-weight="bold" officeooo:rsid="00263e5d" style:font-size-asian="14pt" style:font-weight-asian="bold" style:font-size-complex="14pt" style:font-weight-complex="bold" loext:padding="0cm" loext:border="none"/>
    </style:style>
    <style:style style:name="T86" style:family="text">
      <style:text-properties fo:font-variant="normal" fo:text-transform="none" fo:color="#000000" style:font-name="aakar" fo:font-size="16pt" fo:letter-spacing="normal" fo:font-style="normal" fo:font-weight="bold" officeooo:rsid="00263e5d" style:font-size-asian="16pt" style:font-weight-asian="bold" style:font-size-complex="16pt" style:font-weight-complex="bold" loext:padding="0cm" loext:border="none"/>
    </style:style>
    <style:style style:name="T87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88" style:family="text">
      <style:text-properties fo:font-variant="normal" fo:text-transform="none" fo:color="#000000" style:font-name="JetBrains Mono" fo:font-size="10pt" fo:letter-spacing="normal" fo:font-style="normal" fo:font-weight="normal" officeooo:rsid="00282a38" style:font-size-asian="10pt" style:font-style-asian="normal" style:font-weight-asian="normal" style:font-size-complex="12pt" style:font-weight-complex="normal" loext:padding="0cm" loext:border="none"/>
    </style:style>
    <style:style style:name="T89" style:family="text">
      <style:text-properties fo:font-variant="normal" fo:text-transform="none" fo:color="#000000" style:font-name="JetBrains Mono" fo:font-size="10pt" fo:letter-spacing="normal" fo:font-style="normal" style:text-underline-style="solid" style:text-underline-width="auto" style:text-underline-color="font-color" fo:font-weight="normal" officeooo:rsid="00282a38" style:font-size-asian="10pt" style:font-style-asian="normal" style:font-weight-asian="normal" style:font-size-complex="15pt" style:font-weight-complex="bold" loext:padding="0cm" loext:border="none"/>
    </style:style>
    <style:style style:name="T90" style:family="text">
      <style:text-properties fo:font-variant="normal" fo:text-transform="none" fo:color="#000000" style:font-name="JetBrains Mono" fo:letter-spacing="normal" fo:font-style="normal" fo:font-weight="normal" officeooo:rsid="00282a38" style:font-style-asian="normal" style:font-weight-asian="normal" style:font-weight-complex="normal" loext:padding="0cm" loext:border="none"/>
    </style:style>
    <style:style style:name="T91" style:family="text">
      <style:text-properties fo:font-variant="normal" fo:text-transform="none" fo:color="#000000" style:font-name="JetBrains Mono" fo:letter-spacing="normal" fo:font-style="normal" fo:font-weight="bold" officeooo:rsid="00263e5d" style:font-style-asian="normal" style:font-weight-asian="bold" style:font-weight-complex="bold" loext:padding="0cm" loext:border="none"/>
    </style:style>
    <style:style style:name="T92" style:family="text">
      <style:text-properties fo:font-variant="normal" fo:text-transform="none" fo:color="#000000" style:font-name="JetBrains Mono" fo:letter-spacing="normal" fo:font-style="normal" style:text-underline-style="solid" style:text-underline-width="auto" style:text-underline-color="font-color" fo:font-weight="normal" officeooo:rsid="00282a38" style:font-style-asian="normal" style:font-weight-asian="normal" style:font-weight-complex="bold" loext:padding="0cm" loext:border="none"/>
    </style:style>
    <style:style style:name="T93" style:family="text">
      <style:text-properties fo:font-variant="normal" fo:text-transform="none" fo:color="#000000" style:font-name="JetBrains Mono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000000" style:font-name="JetBrains Mono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000000" style:font-name="JetBrains Mono" fo:font-size="12pt" fo:letter-spacing="normal" fo:font-style="normal" fo:font-weight="normal" officeooo:rsid="00272cf0" style:font-size-asian="12pt" style:font-style-asian="normal" style:font-weight-asian="normal" style:font-size-complex="12pt" style:font-weight-complex="normal" loext:padding="0cm" loext:border="none"/>
    </style:style>
    <style:style style:name="T96" style:family="text">
      <style:text-properties fo:font-variant="normal" fo:text-transform="none" fo:color="#000000" style:font-name="JetBrains Mono" fo:font-size="12pt" fo:letter-spacing="normal" fo:font-style="normal" fo:font-weight="normal" officeooo:rsid="00282a38" style:font-size-asian="12pt" style:font-style-asian="normal" style:font-weight-asian="normal" style:font-size-complex="12pt" style:font-weight-complex="normal" loext:padding="0cm" loext:border="none"/>
    </style:style>
    <style:style style:name="T97" style:family="text">
      <style:text-properties fo:font-variant="normal" fo:text-transform="none" fo:color="#000000" style:font-name="JetBrains Mono" fo:font-size="12pt" fo:letter-spacing="normal" fo:font-style="normal" fo:font-weight="bold" officeooo:rsid="00263e5d" style:font-size-asian="12pt" style:font-style-asian="normal" style:font-weight-asian="bold" style:font-size-complex="12pt" style:font-weight-complex="bold" loext:padding="0cm" loext:border="none"/>
    </style:style>
    <style:style style:name="T98" style:family="text">
      <style:text-properties fo:font-variant="normal" fo:text-transform="none" fo:color="#000000" style:font-name="JetBrains Mono" fo:font-size="12pt" fo:letter-spacing="normal" fo:font-style="normal" style:text-underline-style="solid" style:text-underline-width="auto" style:text-underline-color="font-color" fo:font-weight="normal" officeooo:rsid="00282a38" style:font-size-asian="12pt" style:font-style-asian="normal" style:font-weight-asian="normal" style:font-size-complex="12pt" style:font-weight-complex="bold" loext:padding="0cm" loext:border="none"/>
    </style:style>
    <style:style style:name="T99" style:family="text">
      <style:text-properties fo:font-variant="normal" fo:text-transform="none" fo:color="#000000" style:font-name="JetBrains Mono" fo:font-size="14pt" fo:letter-spacing="normal" fo:font-style="normal" fo:font-weight="bold" officeooo:rsid="00263e5d" style:font-size-asian="14pt" style:font-style-asian="normal" style:font-weight-asian="bold" style:font-size-complex="14pt" style:font-weight-complex="bold" loext:padding="0cm" loext:border="none"/>
    </style:style>
    <style:style style:name="T100" style:family="text">
      <style:text-properties fo:font-variant="normal" fo:text-transform="none" fo:color="#000000" style:font-name="JetBrains Mono" fo:font-size="14pt" fo:letter-spacing="normal" fo:font-style="normal" officeooo:rsid="00263e5d" style:font-size-asian="14pt" style:font-style-asian="normal" style:font-size-complex="14pt" loext:padding="0cm" loext:border="none"/>
    </style:style>
    <style:style style:name="T101" style:family="text">
      <style:text-properties fo:font-variant="normal" fo:text-transform="none" fo:color="#708090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102" style:family="text">
      <style:text-properties fo:font-variant="normal" fo:text-transform="none" fo:color="#70809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103" style:family="text">
      <style:text-properties fo:font-variant="normal" fo:text-transform="none" fo:color="#9a6e3a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104" style:family="text">
      <style:text-properties fo:font-variant="normal" fo:text-transform="none" style:font-name="JetBrains Mono" fo:font-size="10pt" fo:letter-spacing="normal" fo:font-style="normal" fo:font-weight="normal" officeooo:rsid="00282a38" style:font-size-asian="10pt" style:font-style-asian="normal" style:font-weight-asian="normal" style:font-size-complex="12pt" style:font-weight-complex="normal" loext:padding="0cm" loext:border="none"/>
    </style:style>
    <style:style style:name="T105" style:family="text">
      <style:text-properties fo:font-variant="normal" fo:text-transform="none" style:font-name="JetBrains Mono" fo:font-size="10pt" fo:letter-spacing="normal" fo:font-style="normal" style:text-underline-style="solid" style:text-underline-width="auto" style:text-underline-color="font-color" fo:font-weight="normal" officeooo:rsid="00282a38" style:font-size-asian="10pt" style:font-style-asian="normal" style:font-weight-asian="normal" style:font-size-complex="15pt" style:font-weight-complex="bold" loext:padding="0cm" loext:border="none"/>
    </style:style>
    <style:style style:name="T106" style:family="text">
      <style:text-properties fo:font-variant="normal" fo:text-transform="none" fo:color="#a9b7c6" style:font-name="JetBrains Mono" fo:font-size="10pt" fo:letter-spacing="normal" fo:font-style="normal" style:text-underline-style="solid" style:text-underline-width="auto" style:text-underline-color="font-color" fo:font-weight="normal" officeooo:rsid="00282a38" style:font-size-asian="10pt" style:font-style-asian="normal" style:font-weight-asian="normal" style:font-size-complex="15pt" style:font-weight-complex="bold" loext:padding="0cm" loext:border="none"/>
    </style:style>
    <style:style style:name="T107" style:family="text">
      <style:text-properties fo:font-variant="normal" fo:text-transform="none" fo:color="#e8bf6a" style:font-name="JetBrains Mono" fo:font-size="10pt" fo:letter-spacing="normal" fo:font-style="normal" fo:font-weight="normal" officeooo:rsid="00282a38" style:font-size-asian="10pt" style:font-style-asian="normal" style:font-weight-asian="normal" style:font-size-complex="12pt" style:font-weight-complex="normal" loext:padding="0cm" loext:border="none"/>
    </style:style>
    <style:style style:name="T108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109" style:family="text">
      <style:text-properties officeooo:rsid="00213204" style:font-size-asian="12.25pt" style:font-weight-asian="bold" style:font-size-complex="14pt" style:font-weight-complex="bold"/>
    </style:style>
    <style:style style:name="T110" style:family="text">
      <style:text-properties fo:font-size="12pt" style:font-size-asian="12pt" style:font-size-complex="12pt"/>
    </style:style>
    <style:style style:name="T111" style:family="text">
      <style:text-properties fo:color="#cc7832" style:font-name="JetBrains Mono1" fo:font-size="10pt" fo:font-style="normal" style:font-size-asian="10pt" style:font-style-asian="normal"/>
    </style:style>
    <style:style style:name="T112" style:family="text">
      <style:text-properties fo:color="#cc7832" style:font-name="JetBrains Mono1" fo:font-size="10pt" fo:font-style="normal" officeooo:rsid="00272cf0" style:font-size-asian="10pt" style:font-style-asian="normal" style:font-size-complex="12pt"/>
    </style:style>
    <style:style style:name="T113" style:family="text">
      <style:text-properties fo:color="#cc7832" style:font-name="JetBrains Mono1"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114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15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16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17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18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19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20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121" style:family="text">
      <style:text-properties style:font-name="JetBrains Mono1" fo:font-size="10pt" fo:font-style="normal" officeooo:rsid="00272cf0" style:font-size-asian="10pt" style:font-style-asian="normal" style:font-size-complex="12pt"/>
    </style:style>
    <style:style style:name="T122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3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4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5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6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7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8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29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30" style:family="text">
      <style:text-properties style:font-name="JetBrains Mono1" fo:font-size="12pt" fo:font-style="normal" fo:font-weight="normal" style:font-size-asian="12pt" style:font-style-asian="normal" style:font-weight-asian="normal" style:font-size-complex="12pt"/>
    </style:style>
    <style:style style:name="T131" style:family="text">
      <style:text-properties style:font-name="JetBrains Mono1" fo:font-size="12pt" fo:font-style="normal" style:font-size-asian="12pt" style:font-style-asian="normal" style:font-size-complex="12pt"/>
    </style:style>
    <style:style style:name="T132" style:family="text">
      <style:text-properties style:font-name="JetBrains Mono1" fo:font-size="12pt" fo:font-style="normal" style:font-size-asian="12pt" style:font-style-asian="normal" style:font-size-complex="12pt"/>
    </style:style>
    <style:style style:name="T133" style:family="text">
      <style:text-properties style:font-name="JetBrains Mono1" fo:font-size="12pt" fo:font-style="normal" style:font-size-asian="12pt" style:font-style-asian="normal" style:font-size-complex="12pt"/>
    </style:style>
    <style:style style:name="T134" style:family="text">
      <style:text-properties style:font-name="JetBrains Mono1" fo:font-size="12pt" fo:font-style="normal" style:font-size-asian="12pt" style:font-style-asian="normal" style:font-size-complex="12pt"/>
    </style:style>
    <style:style style:name="T135" style:family="text">
      <style:text-properties style:font-name="JetBrains Mono1" fo:font-size="12pt" fo:font-style="normal" style:font-size-asian="12pt" style:font-style-asian="normal" style:font-size-complex="12pt"/>
    </style:style>
    <style:style style:name="T136" style:family="text">
      <style:text-properties style:font-name="JetBrains Mono1" fo:font-size="12pt" fo:font-style="normal" style:font-size-asian="12pt" style:font-style-asian="normal" style:font-size-complex="12pt"/>
    </style:style>
    <style:style style:name="T137" style:family="text">
      <style:text-properties style:font-name="JetBrains Mono1" fo:font-size="12pt" fo:font-style="normal" style:font-size-asian="12pt" style:font-style-asian="normal" style:font-size-complex="12pt"/>
    </style:style>
    <style:style style:name="T138" style:family="text">
      <style:text-properties style:font-name="JetBrains Mono1" fo:font-size="14pt" fo:font-style="normal" fo:font-weight="bold" style:font-size-asian="12.25pt" style:font-style-asian="normal" style:font-weight-asian="bold" style:font-size-complex="14pt" style:font-weight-complex="bold"/>
    </style:style>
    <style:style style:name="T139" style:family="text">
      <style:text-properties style:font-name="JetBrains Mono1" fo:font-style="normal" style:font-style-asian="normal"/>
    </style:style>
    <style:style style:name="T140" style:family="text">
      <style:text-properties style:font-name="JetBrains Mono1" fo:font-style="normal" style:font-style-asian="normal"/>
    </style:style>
    <style:style style:name="T141" style:family="text">
      <style:text-properties style:font-name="JetBrains Mono1" fo:font-style="normal" style:font-style-asian="normal"/>
    </style:style>
    <style:style style:name="T142" style:family="text">
      <style:text-properties style:font-name="JetBrains Mono1" fo:font-style="normal" style:font-style-asian="normal"/>
    </style:style>
    <style:style style:name="T143" style:family="text">
      <style:text-properties style:font-name="JetBrains Mono1" fo:font-style="normal" style:font-style-asian="normal"/>
    </style:style>
    <style:style style:name="T144" style:family="text">
      <style:text-properties style:font-name="JetBrains Mono1" fo:font-style="normal" style:font-style-asian="normal"/>
    </style:style>
    <style:style style:name="T145" style:family="text">
      <style:text-properties style:font-name="JetBrains Mono1" fo:font-style="normal" style:font-style-asian="normal"/>
    </style:style>
    <style:style style:name="T146" style:family="text">
      <style:text-properties style:font-name="JetBrains Mono1" fo:font-style="normal" style:font-style-asian="normal"/>
    </style:style>
    <style:style style:name="T147" style:family="text">
      <style:text-properties style:font-name="JetBrains Mono1" fo:font-style="normal" fo:font-weight="normal" style:font-style-asian="normal" style:font-weight-asian="normal"/>
    </style:style>
    <style:style style:name="T148" style:family="text">
      <style:text-properties style:font-name="JetBrains Mono1" fo:font-style="normal" fo:font-weight="normal" style:font-style-asian="normal" style:font-weight-asian="normal"/>
    </style:style>
    <style:style style:name="T149" style:family="text">
      <style:text-properties style:font-name="JetBrains Mono1" fo:font-style="normal" fo:font-weight="normal" style:font-style-asian="normal" style:font-weight-asian="normal"/>
    </style:style>
    <style:style style:name="T150" style:family="text">
      <style:text-properties style:font-name="JetBrains Mono1" fo:font-style="normal" fo:font-weight="normal" style:font-style-asian="normal" style:font-weight-asian="normal"/>
    </style:style>
    <style:style style:name="T151" style:family="text">
      <style:text-properties style:font-name="JetBrains Mono1" fo:font-style="normal" fo:font-weight="normal" style:font-style-asian="normal" style:font-weight-asian="normal"/>
    </style:style>
    <style:style style:name="T152" style:family="text">
      <style:text-properties style:font-name="JetBrains Mono1" fo:font-style="normal" fo:font-weight="bold" style:font-style-asian="normal" style:font-weight-asian="bold" style:font-weight-complex="bold"/>
    </style:style>
    <style:style style:name="T153" style:family="text">
      <style:text-properties fo:color="#e8bf6a" style:font-name="JetBrains Mono1" fo:font-size="10pt" fo:font-style="normal" fo:font-weight="normal" style:font-size-asian="10pt" style:font-style-asian="normal" style:font-weight-asian="normal"/>
    </style:style>
    <style:style style:name="T154" style:family="text">
      <style:text-properties fo:color="#bababa" style:font-name="JetBrains Mono1" fo:font-size="10pt" fo:font-style="normal" fo:font-weight="normal" style:font-size-asian="10pt" style:font-style-asian="normal" style:font-weight-asian="normal"/>
    </style:style>
    <style:style style:name="T155" style:family="text">
      <style:text-properties fo:color="#a5c261" style:font-name="JetBrains Mono1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  <text:p text:style-name="P11">Push notification in web : - </text:p>
      <text:p text:style-name="P12"/>
      <text:p text:style-name="P15"><text:span text:style-name="T12">What is </text:span><text:span text:style-name="T47">Channels ?</text:span></text:p>
      <text:p text:style-name="P16"><text:span text:style-name="T45">- </text:span><text:span text:style-name="T46">N</text:span><text:span text:style-name="T45">otification channels are a unified way for brands to organize and manage the push notifications that they send</text:span></text:p>
      <text:p text:style-name="P11"/>
      <text:p text:style-name="P6">- pip install channels</text:p>
      <text:p text:style-name="P6"/>
      <text:p text:style-name="P6">settings.py : - </text:p>
      <text:p text:style-name="P6">INSTALLED_APP = [ ‘channels’ ]</text:p>
      <text:p text:style-name="P6"/>
      <text:p text:style-name="P6">- pip install redis</text:p>
      <text:p text:style-name="P17"><text:span text:style-name="Source_20_Text"><text:span text:style-name="T50">- </text:span></text:span><text:span text:style-name="Source_20_Text">pip install psutil <text:s text:c="6"/></text:span></text:p>
      <text:p text:style-name="P17"><text:span text:style-name="Source_20_Text"><text:span text:style-name="T101"><text:tab/># this library retrieving information on running processes and <text:tab/>system utilization (CPU, RAM, etc.)</text:span></text:span></text:p>
      <text:p text:style-name="P42"><text:line-break/>- <text:span text:style-name="Source_20_Text"><text:span text:style-name="T62">pip install channels</text:span></text:span><text:span text:style-name="Source_20_Text"><text:span text:style-name="T103">-</text:span></text:span><text:span text:style-name="Source_20_Text"><text:span text:style-name="T62">redis </text:span></text:span></text:p>
      <text:p text:style-name="P42"><text:span text:style-name="Source_20_Text"><text:span text:style-name="T62"><text:tab/></text:span></text:span><text:span text:style-name="Source_20_Text"><text:span text:style-name="T102"># Django Channel Layer that uses Redis as Backend.</text:span></text:span></text:p>
      <text:p text:style-name="P41"/>
      <text:p text:style-name="P23">settings.py : -</text:p>
      <text:p text:style-name="P23"/>
      <text:p text:style-name="P13"><text:span text:style-name="T6">-</text:span><text:span text:style-name="T7"> </text:span><text:span text:style-name="T8">ASGI_APPLICATION = 'myproject.asgi.application'</text:span></text:p>
      <text:p text:style-name="P7"/>
      <text:p text:style-name="P13"><text:span text:style-name="T8">- </text:span><text:span text:style-name="T10">create the consumers.py inside the app :</text:span></text:p>
      <text:p text:style-name="P14"><text:span text:style-name="T10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10"> (copy-code <text:tab/><text:tab/>consumers.py)</text:span></text:p>
      <text:p text:style-name="P13"><text:span text:style-name="T8">- </text:span><text:span text:style-name="T10">create the routing.py insdie the app :</text:span></text:p>
      <text:p text:style-name="P14"><text:span text:style-name="T10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10"> (copy-code <text:tab/><text:tab/>routing.py)</text:span></text:p>
      <text:p text:style-name="P8"><text:s/></text:p>
      <text:p text:style-name="P13"><text:span text:style-name="T8">-</text:span><text:span text:style-name="T9"> pip install celery .</text:span></text:p>
      <text:p text:style-name="P9">- pip install django-celery-beat .</text:p>
      <text:p text:style-name="P9">- pip install django-celery-results .</text:p>
      <text:p text:style-name="P13"><text:span text:style-name="T9">- </text:span><text:span text:style-name="T11">pip install asyncio .</text:span></text:p>
      <text:p text:style-name="P9"/>
      <text:p text:style-name="P9">- https://blog.auberginesolutions.com/django-channels-real-time-notifications/</text:p>
      <text:p text:style-name="P7"/>
      <text:p text:style-name="P7"/>
      <text:p text:style-name="P7"/>
      <text:p text:style-name="P7"><text:soft-page-break/></text:p>
      <text:p text:style-name="P4">What is Asyncio ? </text:p>
      <text:p text:style-name="P5"><text:span text:style-name="T109">- </text:span><text:span text:style-name="T108">A</text:span><text:span text:style-name="T49">syncio is used as a foundation for multiple Python asynchronous frameworks that provide high-performance network and web-servers, database connection libraries, distributed task queues</text:span><text:span text:style-name="T48">.</text:span></text:p>
      <text:p text:style-name="P19"/>
      <text:p text:style-name="P20">What is Web-Socket ? </text:p>
      <text:p text:style-name="P21"><text:span text:style-name="T56">- </text:span><text:span text:style-name="T57">It is possible to open a <text:s/>two-way interactive communication sesssion between the user browser and a server .</text:span></text:p>
      <text:p text:style-name="P30"><text:span text:style-name="T59">- WebSocket is a technology that makes the two-way connection between a client browser and a server where a client can send and receive messages from the server without waiting for each other responses.</text:span></text:p>
      <text:p text:style-name="P21"><text:span text:style-name="T49"/></text:p>
      <text:p text:style-name="P21"><text:span text:style-name="T49"/></text:p>
      <text:p text:style-name="P21"><text:span text:style-name="T57">********************************* __________________ ********************************</text:span></text:p>
      <text:p text:style-name="P29"><text:span text:style-name="T60"><text:tab/><text:tab/></text:span><text:span text:style-name="T58">Django Project code : -</text:span></text:p>
      <text:p text:style-name="P22"><text:span text:style-name="T57"/></text:p>
      <text:p text:style-name="P25"><text:span text:style-name="T56">Models.py : -</text:span></text:p>
      <text:p text:style-name="P22"><text:span text:style-name="T57"><text:line-break/></text:span><text:span text:style-name="T122">class </text:span><text:span text:style-name="T122">BroadcastNotification(models.Model):</text:span><text:span text:style-name="T110"><text:line-break/></text:span><text:span text:style-name="T122"> <text:s text:c="3"/>message = models.TextField()</text:span><text:span text:style-name="T110"><text:line-break/></text:span><text:span text:style-name="T122"> <text:s text:c="3"/>broadcast_on = models.DateTimeField()</text:span><text:span text:style-name="T110"><text:line-break/></text:span><text:span text:style-name="T122"> <text:s text:c="3"/>sent = models.BooleanField(</text:span><text:span text:style-name="T122">default</text:span><text:span text:style-name="T122">=</text:span><text:span text:style-name="T122">False</text:span><text:span text:style-name="T122">)</text:span><text:span text:style-name="T110"><text:line-break/><text:line-break/></text:span><text:span text:style-name="T122"> <text:s text:c="3"/></text:span><text:span text:style-name="T122">class </text:span><text:span text:style-name="T122">Meta:</text:span><text:span text:style-name="T110"><text:line-break/></text:span><text:span text:style-name="T122"> <text:s text:c="7"/>ordering = [</text:span><text:span text:style-name="T122">'-broadcast_on'</text:span><text:span text:style-name="T122">]</text:span><text:span text:style-name="T110"><text:line-break/><text:line-break/><text:line-break/></text:span><text:span text:style-name="T122">@receiver</text:span><text:span text:style-name="T122">(post_save</text:span><text:span text:style-name="T122">, </text:span><text:span text:style-name="T122">sender</text:span><text:span text:style-name="T122">=BroadcastNotification)</text:span><text:span text:style-name="T110"><text:line-break/></text:span><text:span text:style-name="T122">def </text:span><text:span text:style-name="T122">notification_handler</text:span><text:span text:style-name="T122">(</text:span><text:span text:style-name="T122">sender</text:span><text:span text:style-name="T122">, </text:span><text:span text:style-name="T122">instance</text:span><text:span text:style-name="T122">, </text:span><text:span text:style-name="T122">created</text:span><text:span text:style-name="T122">, </text:span><text:span text:style-name="T122">**kwargs</text:span><text:span text:style-name="T122">):</text:span><text:span text:style-name="T110"><text:line-break/></text:span><text:span text:style-name="T122"> <text:s text:c="3"/></text:span><text:span text:style-name="T122"># call group_send function directly to send notifications or</text:span><text:span text:style-name="T110"><text:line-break/></text:span><text:span text:style-name="T122"> <text:s text:c="3"/># you can create a dynamic task in celery beat</text:span><text:span text:style-name="T110"><text:line-break/></text:span><text:span text:style-name="T122"> <text:s text:c="3"/></text:span><text:span text:style-name="T122">if </text:span><text:span text:style-name="T122">created:</text:span><text:span text:style-name="T110"><text:line-break/></text:span><text:span text:style-name="T122"> <text:s text:c="7"/>schedule</text:span><text:span text:style-name="T122">, </text:span><text:span text:style-name="T122">created = CrontabSchedule.objects.get_or_create \</text:span><text:span text:style-name="T110"><text:line-break/></text:span><text:span text:style-name="T122"> <text:s text:c="11"/>(</text:span><text:span text:style-name="T122">hour</text:span><text:span text:style-name="T122">=instance.broadcast_on.hour</text:span><text:span text:style-name="T122">, </text:span><text:span text:style-name="T122">minute</text:span><text:span text:style-name="T122">=instance.broadcast_on.minute</text:span><text:span text:style-name="T122">,</text:span><text:span text:style-name="T110"><text:line-break/></text:span><text:span text:style-name="T122"> <text:s text:c="12"/></text:span><text:span text:style-name="T122">day_of_month</text:span><text:span text:style-name="T122">=instance.broadcast_on.day</text:span><text:span text:style-name="T122">, </text:span><text:span text:style-name="T122">month_of_year</text:span><text:span text:style-name="T122">=instance.broadcast_on.month)</text:span><text:span text:style-name="T110"><text:line-break/></text:span><text:span text:style-name="T122"> <text:s text:c="7"/></text:span><text:span text:style-name="T122">task </text:span><text:span text:style-name="T122">= PeriodicTask.objects.create \</text:span><text:span text:style-name="T110"><text:line-break/></text:span><text:span text:style-name="T122"> <text:s text:c="11"/>(</text:span><text:span text:style-name="T122">crontab</text:span><text:span text:style-name="T122">=schedule</text:span><text:span text:style-name="T122">, </text:span><text:span text:style-name="T122">name</text:span><text:span text:style-name="T122">=</text:span><text:span text:style-name="T122">"broadcast-notification-" </text:span><text:span text:style-name="T122">+ </text:span><text:span text:style-name="T122">str</text:span><text:span text:style-name="T122">(instance.id)</text:span><text:span text:style-name="T122">,</text:span><text:span text:style-name="T110"><text:line-break/></text:span><text:span text:style-name="T122"> <text:s text:c="12"/></text:span><text:span text:style-name="T122">task</text:span><text:span text:style-name="T122">=</text:span><text:span text:style-name="T122">"myapp.tasks.broadcast_notification"</text:span><text:span text:style-name="T122">,</text:span><text:span text:style-name="T110"><text:line-break/></text:span><text:span text:style-name="T122"> <text:s text:c="12"/></text:span><text:span text:style-name="T122">args</text:span><text:span text:style-name="T122">=json.dumps((instance.id</text:span><text:span text:style-name="T122">,</text:span><text:span text:style-name="T122">)))</text:span><text:span text:style-name="T110"><text:line-break/></text:span></text:p>
      <text:p text:style-name="P22"><text:span text:style-name="T110"/></text:p>
      <text:p text:style-name="P22"><text:span text:style-name="T110"/></text:p>
      <text:p text:style-name="P22"><text:span text:style-name="T110"/></text:p>
      <text:p text:style-name="P22"><text:soft-page-break/><text:span text:style-name="T110"/></text:p>
      <text:p text:style-name="P27">Consumer.py :</text:p>
      <text:p text:style-name="P26"/>
      <text:p text:style-name="P26"><text:span text:style-name="T121">I</text:span><text:span text:style-name="T131">mport </text:span><text:span text:style-name="T131">json</text:span><text:span text:style-name="T110"><text:line-break/></text:span><text:span text:style-name="T131">from </text:span><text:span text:style-name="T131">channels.generic.websocket </text:span><text:span text:style-name="T131">import </text:span><text:span text:style-name="T131">AsyncWebsocketConsumer</text:span><text:span text:style-name="T110"><text:line-break/><text:line-break/><text:line-break/></text:span><text:span text:style-name="T131">class </text:span><text:span text:style-name="T131">NotificationConsumer(AsyncWebsocketConsumer):</text:span><text:span text:style-name="T110"><text:line-break/></text:span><text:span text:style-name="T131"> <text:s text:c="3"/></text:span><text:span text:style-name="T131">async def </text:span><text:span text:style-name="T131">connect</text:span><text:span text:style-name="T131">(</text:span><text:span text:style-name="T131">self</text:span><text:span text:style-name="T131">):</text:span><text:span text:style-name="T110"><text:line-break/></text:span><text:span text:style-name="T131"> <text:s text:c="7"/></text:span><text:span text:style-name="T131">self</text:span><text:span text:style-name="T131">.room_name = </text:span><text:span text:style-name="T131">self</text:span><text:span text:style-name="T131">.scope[</text:span><text:span text:style-name="T131">'url_route'</text:span><text:span text:style-name="T131">][</text:span><text:span text:style-name="T131">'kwargs'</text:span><text:span text:style-name="T131">][</text:span><text:span text:style-name="T131">'room_name'</text:span><text:span text:style-name="T131">]</text:span><text:span text:style-name="T110"><text:line-break/></text:span><text:span text:style-name="T131"> <text:s text:c="7"/></text:span><text:span text:style-name="T131">self</text:span><text:span text:style-name="T131">.room_group_name = </text:span><text:span text:style-name="T131">'notification_%s' </text:span><text:span text:style-name="T131">% </text:span><text:span text:style-name="T131">self</text:span><text:span text:style-name="T131">.room_name</text:span><text:span text:style-name="T110"><text:line-break/><text:line-break/></text:span><text:span text:style-name="T131"> <text:s text:c="7"/></text:span><text:span text:style-name="T131"># Join room group</text:span><text:span text:style-name="T110"><text:line-break/></text:span><text:span text:style-name="T131"> <text:s text:c="7"/></text:span><text:span text:style-name="T131">await </text:span><text:span text:style-name="T131">self</text:span><text:span text:style-name="T131">.channel_layer.group_add(</text:span><text:span text:style-name="T110"><text:line-break/></text:span><text:span text:style-name="T131"> <text:s text:c="11"/></text:span><text:span text:style-name="T131">self</text:span><text:span text:style-name="T131">.room_group_name</text:span><text:span text:style-name="T131">,</text:span><text:span text:style-name="T110"><text:line-break/></text:span><text:span text:style-name="T131"> <text:s text:c="11"/></text:span><text:span text:style-name="T131">self</text:span><text:span text:style-name="T131">.channel_name</text:span><text:span text:style-name="T110"><text:line-break/></text:span><text:span text:style-name="T131"> <text:s text:c="7"/>)</text:span><text:span text:style-name="T110"><text:line-break/><text:line-break/></text:span><text:span text:style-name="T131"> <text:s text:c="7"/></text:span><text:span text:style-name="T131">await </text:span><text:span text:style-name="T131">self</text:span><text:span text:style-name="T131">.accept()</text:span><text:span text:style-name="T110"><text:line-break/><text:line-break/></text:span><text:span text:style-name="T131"> <text:s text:c="3"/></text:span><text:span text:style-name="T131">async def </text:span><text:span text:style-name="T131">disconnect</text:span><text:span text:style-name="T131">(</text:span><text:span text:style-name="T131">self</text:span><text:span text:style-name="T131">, </text:span><text:span text:style-name="T131">close_code):</text:span><text:span text:style-name="T110"><text:line-break/></text:span><text:span text:style-name="T131"> <text:s text:c="7"/></text:span><text:span text:style-name="T131"># Leave room group</text:span><text:span text:style-name="T110"><text:line-break/></text:span><text:span text:style-name="T131"> <text:s text:c="7"/></text:span><text:span text:style-name="T131">await </text:span><text:span text:style-name="T131">self</text:span><text:span text:style-name="T131">.channel_layer.group_discard(</text:span><text:span text:style-name="T110"><text:line-break/></text:span><text:span text:style-name="T131"> <text:s text:c="11"/></text:span><text:span text:style-name="T131">self</text:span><text:span text:style-name="T131">.room_group_name</text:span><text:span text:style-name="T131">,</text:span><text:span text:style-name="T110"><text:line-break/></text:span><text:span text:style-name="T131"> <text:s text:c="11"/></text:span><text:span text:style-name="T131">self</text:span><text:span text:style-name="T131">.channel_name</text:span><text:span text:style-name="T110"><text:line-break/></text:span><text:span text:style-name="T131"> <text:s text:c="7"/>)</text:span><text:span text:style-name="T110"><text:line-break/><text:line-break/></text:span><text:span text:style-name="T131"> <text:s text:c="3"/></text:span><text:span text:style-name="T131"># Receive message from WebSocket</text:span><text:span text:style-name="T110"><text:line-break/></text:span><text:span text:style-name="T131"> <text:s text:c="3"/># async def receive(self, text_data):</text:span><text:span text:style-name="T110"><text:line-break/></text:span><text:span text:style-name="T131"> <text:s text:c="3"/># <text:s text:c="4"/>text_data_json = json.loads(text_data)</text:span><text:span text:style-name="T110"><text:line-break/></text:span><text:span text:style-name="T131"> <text:s text:c="3"/># <text:s text:c="4"/>message = text_data_json['message']</text:span><text:span text:style-name="T110"><text:line-break/><text:line-break/></text:span><text:span text:style-name="T131"> <text:s text:c="3"/># <text:s text:c="4"/># Send message to room group</text:span><text:span text:style-name="T110"><text:line-break/></text:span><text:span text:style-name="T131"> <text:s text:c="3"/># <text:s text:c="4"/>await self.channel_layer.group_send(</text:span><text:span text:style-name="T110"><text:line-break/></text:span><text:span text:style-name="T131"> <text:s text:c="3"/># <text:s text:c="8"/>self.room_group_name,</text:span><text:span text:style-name="T110"><text:line-break/></text:span><text:span text:style-name="T131"> <text:s text:c="3"/># <text:s text:c="8"/>{</text:span><text:span text:style-name="T110"><text:line-break/></text:span><text:span text:style-name="T131"> <text:s text:c="3"/># <text:s text:c="12"/>'type': 'chat_message',</text:span><text:span text:style-name="T110"><text:line-break/></text:span><text:span text:style-name="T131"> <text:s text:c="3"/># <text:s text:c="12"/>'message': message</text:span><text:span text:style-name="T110"><text:line-break/></text:span><text:span text:style-name="T131"> <text:s text:c="3"/># <text:s text:c="8"/>}</text:span><text:span text:style-name="T110"><text:line-break/></text:span><text:span text:style-name="T131"> <text:s text:c="3"/># <text:s text:c="4"/>)</text:span><text:span text:style-name="T110"><text:line-break/><text:line-break/></text:span><text:span text:style-name="T131"> <text:s text:c="3"/># Receive message from room group</text:span><text:span text:style-name="T110"><text:line-break/></text:span><text:span text:style-name="T131"> <text:s text:c="3"/></text:span><text:span text:style-name="T131">async def </text:span><text:span text:style-name="T131">send_notification</text:span><text:span text:style-name="T131">(</text:span><text:span text:style-name="T131">self</text:span><text:span text:style-name="T131">, </text:span><text:span text:style-name="T131">event):</text:span><text:span text:style-name="T110"><text:line-break/></text:span><text:span text:style-name="T131"> <text:s text:c="7"/>message = json.loads(event[</text:span><text:span text:style-name="T131">'message'</text:span><text:span text:style-name="T131">])</text:span><text:span text:style-name="T110"><text:line-break/><text:line-break/></text:span><text:span text:style-name="T131"> <text:s text:c="7"/></text:span><text:span text:style-name="T131"># Send message to WebSocket</text:span><text:span text:style-name="T110"><text:line-break/></text:span><text:span text:style-name="T131"> <text:s text:c="7"/></text:span><text:span text:style-name="T131">await </text:span><text:span text:style-name="T131">self</text:span><text:span text:style-name="T131">.send(</text:span><text:span text:style-name="T131">text_data</text:span><text:span text:style-name="T131">=json.dumps(message))</text:span></text:p>
      <text:p text:style-name="P26"><text:span text:style-name="T131"/></text:p>
      <text:p text:style-name="P26"><text:span text:style-name="T131"/></text:p>
      <text:p text:style-name="P26"><text:span text:style-name="T131"/></text:p>
      <text:p text:style-name="P26"><text:span text:style-name="T131"/></text:p>
      <text:p text:style-name="P26"><text:soft-page-break/><text:span text:style-name="T131"/></text:p>
      <text:p text:style-name="P26"><text:span text:style-name="T131"/></text:p>
      <text:p text:style-name="P26"><text:span text:style-name="T131"/></text:p>
      <text:p text:style-name="P31"><text:span text:style-name="T4">Custom_notification.py :-</text:span></text:p>
      <text:p text:style-name="P26"><text:span text:style-name="T113"/></text:p>
      <text:p text:style-name="P28"><text:span text:style-name="T139">from </text:span><text:span text:style-name="T139">.models </text:span><text:span text:style-name="T139">import </text:span><text:span text:style-name="T139">*</text:span><text:line-break/><text:line-break/><text:span text:style-name="T139">def </text:span><text:span text:style-name="T139">notifications</text:span><text:span text:style-name="T139">(</text:span><text:span text:style-name="T139">request</text:span><text:span text:style-name="T139">):</text:span><text:line-break/><text:span text:style-name="T139"> <text:s text:c="3"/>allnotifications = BroadcastNotification.objects.all()</text:span><text:line-break/><text:span text:style-name="T139"> <text:s text:c="3"/></text:span><text:span text:style-name="T139">return </text:span><text:span text:style-name="T139">{</text:span><text:span text:style-name="T139">'notifications'</text:span><text:span text:style-name="T139">: allnotifications}</text:span><text:line-break/></text:p>
      <text:p text:style-name="P38"><text:span text:style-name="T13"><text:line-break/></text:span></text:p>
      <text:p text:style-name="P26">Routing.py : -</text:p>
      <text:p text:style-name="P26"/>
      <text:p text:style-name="P28"><text:span text:style-name="T139">from </text:span><text:span text:style-name="T139">django.urls </text:span><text:span text:style-name="T139">import </text:span><text:span text:style-name="T139">re_path</text:span><text:line-break/><text:span text:style-name="T139">from </text:span><text:span text:style-name="T139">. </text:span><text:span text:style-name="T139">import </text:span><text:span text:style-name="T139">consumers</text:span><text:line-break/><text:line-break/><text:span text:style-name="T139">websocket_urlpatterns = [</text:span><text:line-break/><text:span text:style-name="T139"> <text:s text:c="3"/>re_path(</text:span><text:span text:style-name="T139">r'ws/notification/(?P&lt;room_name&gt;\w+)/$'</text:span><text:span text:style-name="T139">, </text:span><text:span text:style-name="T139">consumers.NotificationConsumer.as_asgi())</text:span><text:span text:style-name="T139">,</text:span><text:line-break/><text:span text:style-name="T139">]</text:span></text:p>
      <text:p text:style-name="P28"/>
      <text:p text:style-name="P22"><text:span text:style-name="T57"/></text:p>
      <text:p text:style-name="P18"><text:span text:style-name="Source_20_Text"><text:span text:style-name="T69">Tasks.py : - </text:span></text:span></text:p>
      <text:p text:style-name="P18"><text:span text:style-name="Source_20_Text"><text:span text:style-name="T63"/></text:span></text:p>
      <text:p text:style-name="P38"><text:span text:style-name="Source_20_Text"><text:span text:style-name="T93">from </text:span></text:span><text:span text:style-name="T14">celery </text:span><text:span text:style-name="T14">import </text:span><text:span text:style-name="T14">shared_task</text:span><text:span text:style-name="T44"><text:line-break/></text:span><text:span text:style-name="T14">from </text:span><text:span text:style-name="T14">channels.layers </text:span><text:span text:style-name="T14">import </text:span><text:span text:style-name="T14">get_channel_layer</text:span><text:span text:style-name="T44"><text:line-break/></text:span><text:span text:style-name="T14">from </text:span><text:span text:style-name="T14">asgiref.sync </text:span><text:span text:style-name="T14">import </text:span><text:span text:style-name="T14">async_to_sync</text:span><text:span text:style-name="T44"><text:line-break/></text:span><text:span text:style-name="T14">from </text:span><text:span text:style-name="T14">.models </text:span><text:span text:style-name="T14">import </text:span><text:span text:style-name="T14">BroadcastNotification</text:span><text:span text:style-name="T44"><text:line-break/></text:span><text:span text:style-name="T14">import </text:span><text:span text:style-name="T14">json</text:span><text:span text:style-name="T44"><text:line-break/></text:span><text:span text:style-name="T14">from </text:span><text:span text:style-name="T14">celery </text:span><text:span text:style-name="T14">import </text:span><text:span text:style-name="T14">Celery</text:span><text:span text:style-name="T14">, </text:span><text:span text:style-name="T14">states</text:span><text:span text:style-name="T44"><text:line-break/></text:span><text:span text:style-name="T14">from </text:span><text:span text:style-name="T14">celery.exceptions </text:span><text:span text:style-name="T14">import </text:span><text:span text:style-name="T14">Ignore</text:span><text:span text:style-name="T44"><text:line-break/></text:span><text:span text:style-name="T14">import </text:span><text:span text:style-name="T14">asyncio</text:span><text:span text:style-name="T44"><text:line-break/><text:line-break/><text:line-break/></text:span><text:span text:style-name="T14">@shared_task</text:span><text:span text:style-name="T14">(</text:span><text:span text:style-name="T14">bind</text:span><text:span text:style-name="T14">=</text:span><text:span text:style-name="T14">True</text:span><text:span text:style-name="T14">)</text:span><text:span text:style-name="T44"><text:line-break/></text:span><text:span text:style-name="T14">def </text:span><text:span text:style-name="T14">broadcast_notification</text:span><text:span text:style-name="T14">(self</text:span><text:span text:style-name="T14">, </text:span><text:span text:style-name="T14">data):</text:span><text:span text:style-name="T44"><text:line-break/></text:span><text:span text:style-name="T14"> <text:s text:c="3"/></text:span><text:span text:style-name="T14">print</text:span><text:span text:style-name="T14">(data)</text:span><text:span text:style-name="T44"><text:line-break/></text:span><text:span text:style-name="T14"> <text:s text:c="3"/></text:span><text:span text:style-name="T14">try</text:span><text:span text:style-name="T14">:</text:span><text:span text:style-name="T44"><text:line-break/></text:span><text:span text:style-name="T14"> <text:s text:c="7"/>notification = BroadcastNotification.objects.filter(</text:span><text:span text:style-name="T14">id</text:span><text:span text:style-name="T14">=</text:span><text:span text:style-name="T14">int</text:span><text:span text:style-name="T14">(data))</text:span><text:span text:style-name="T44"><text:line-break/></text:span><text:span text:style-name="T14"> <text:s text:c="7"/></text:span><text:span text:style-name="T14">if </text:span><text:span text:style-name="T14">len</text:span><text:span text:style-name="T14">(notification) &gt; </text:span><text:span text:style-name="T14">0</text:span><text:span text:style-name="T14">:</text:span><text:span text:style-name="T44"><text:line-break/></text:span><text:span text:style-name="T14"> <text:s text:c="11"/>notification = notification.first()</text:span><text:span text:style-name="T44"><text:line-break/></text:span><text:span text:style-name="T14"> <text:s text:c="11"/>channel_layer = get_channel_layer()</text:span><text:span text:style-name="T44"><text:line-break/></text:span><text:span text:style-name="T14"> <text:s text:c="11"/>loop = asyncio.new_event_loop()</text:span><text:span text:style-name="T44"><text:line-break/></text:span><text:span text:style-name="T14"> <text:s text:c="11"/>asyncio.set_event_loop(loop)</text:span><text:span text:style-name="T44"><text:line-break/></text:span><text:span text:style-name="T14"> <text:s text:c="11"/>loop.run_until_complete(channel_layer.group_send(</text:span><text:span text:style-name="T44"><text:line-break/></text:span><text:span text:style-name="T14"> <text:s text:c="15"/></text:span><text:span text:style-name="T14">"notification_broadcast"</text:span><text:span text:style-name="T14">,</text:span><text:span text:style-name="T44"><text:line-break/></text:span><text:span text:style-name="T14"> <text:s text:c="15"/></text:span><text:span text:style-name="T14">{</text:span><text:span text:style-name="T44"><text:line-break/></text:span><text:soft-page-break/><text:span text:style-name="T14"> <text:s text:c="19"/></text:span><text:span text:style-name="T14">'type'</text:span><text:span text:style-name="T14">: </text:span><text:span text:style-name="T14">'send_notification'</text:span><text:span text:style-name="T14">,</text:span><text:span text:style-name="T44"><text:line-break/></text:span><text:span text:style-name="T14"> <text:s text:c="19"/></text:span><text:span text:style-name="T14">'message'</text:span><text:span text:style-name="T14">: json.dumps(notification.message)</text:span><text:span text:style-name="T14">,</text:span><text:span text:style-name="T44"><text:line-break/></text:span><text:span text:style-name="T14"> <text:s text:c="15"/></text:span><text:span text:style-name="T14">}))</text:span><text:span text:style-name="T44"><text:line-break/></text:span><text:span text:style-name="T14"> <text:s text:c="11"/>notification.sent = </text:span><text:span text:style-name="T14">True</text:span><text:span text:style-name="T44"><text:line-break/></text:span><text:span text:style-name="T14"> <text:s text:c="11"/></text:span><text:span text:style-name="T14">notification.save()</text:span><text:span text:style-name="T44"><text:line-break/></text:span><text:span text:style-name="T14"> <text:s text:c="11"/></text:span><text:span text:style-name="T14">return </text:span><text:span text:style-name="T14">'Done'</text:span><text:span text:style-name="T44"><text:line-break/><text:line-break/></text:span><text:span text:style-name="T14"> <text:s text:c="7"/></text:span><text:span text:style-name="T14">else</text:span><text:span text:style-name="T14">:</text:span><text:span text:style-name="T44"><text:line-break/></text:span><text:span text:style-name="T14"> <text:s text:c="11"/>self.update_state(</text:span><text:span text:style-name="T44"><text:line-break/></text:span><text:span text:style-name="T14"> <text:s text:c="15"/></text:span><text:span text:style-name="T14">state</text:span><text:span text:style-name="T14">=</text:span><text:span text:style-name="T14">'FAILURE'</text:span><text:span text:style-name="T14">,</text:span><text:span text:style-name="T44"><text:line-break/></text:span><text:span text:style-name="T14"> <text:s text:c="15"/></text:span><text:span text:style-name="T14">meta</text:span><text:span text:style-name="T14">={</text:span><text:span text:style-name="T14">'exe'</text:span><text:span text:style-name="T14">: </text:span><text:span text:style-name="T14">"Not Found"</text:span><text:span text:style-name="T14">}</text:span><text:span text:style-name="T44"><text:line-break/></text:span><text:span text:style-name="T14"> <text:s text:c="11"/>)</text:span><text:span text:style-name="T44"><text:line-break/><text:line-break/></text:span><text:span text:style-name="T14"> <text:s text:c="11"/></text:span><text:span text:style-name="T14">raise </text:span><text:span text:style-name="T14">Ignore()</text:span><text:span text:style-name="T44"><text:line-break/><text:line-break/></text:span><text:span text:style-name="T14"> <text:s text:c="3"/></text:span><text:span text:style-name="T14">except</text:span><text:span text:style-name="T14">:</text:span><text:span text:style-name="T44"><text:line-break/></text:span><text:span text:style-name="T14"> <text:s text:c="7"/>self.update_state(</text:span><text:span text:style-name="T44"><text:line-break/></text:span><text:span text:style-name="T14"> <text:s text:c="11"/></text:span><text:span text:style-name="T14">state</text:span><text:span text:style-name="T14">=</text:span><text:span text:style-name="T14">'FAILURE'</text:span><text:span text:style-name="T14">,</text:span><text:span text:style-name="T44"><text:line-break/></text:span><text:span text:style-name="T14"> <text:s text:c="11"/></text:span><text:span text:style-name="T14">meta</text:span><text:span text:style-name="T14">={</text:span><text:span text:style-name="T44"><text:line-break/></text:span><text:span text:style-name="T14"> <text:s text:c="15"/></text:span><text:span text:style-name="T14">'exe'</text:span><text:span text:style-name="T14">: </text:span><text:span text:style-name="T14">"Failed"</text:span><text:span text:style-name="T44"><text:line-break/></text:span><text:span text:style-name="T14"> <text:s text:c="11"/></text:span><text:span text:style-name="T14">}</text:span><text:span text:style-name="T44"><text:line-break/></text:span><text:span text:style-name="T14"> <text:s text:c="7"/>)</text:span><text:span text:style-name="T44"><text:line-break/><text:line-break/></text:span><text:span text:style-name="T14"> <text:s text:c="7"/></text:span><text:span text:style-name="T14">raise </text:span><text:span text:style-name="T14">Ignore()</text:span><text:span text:style-name="T44"><text:line-break/></text:span></text:p>
      <text:p text:style-name="P37"><text:span text:style-name="T5">Views.py : - </text:span></text:p>
      <text:p text:style-name="P32"/>
      <text:p text:style-name="P32"><text:span text:style-name="T147">from </text:span><text:span text:style-name="T147">django.shortcuts </text:span><text:span text:style-name="T147">import </text:span><text:span text:style-name="T147">render</text:span><text:span text:style-name="T147">, </text:span><text:span text:style-name="T147">HttpResponse</text:span><text:line-break/><text:span text:style-name="T147">from </text:span><text:span text:style-name="T147">channels.layers </text:span><text:span text:style-name="T147">import </text:span><text:span text:style-name="T147">get_channel_layer</text:span><text:line-break/><text:span text:style-name="T147">from </text:span><text:span text:style-name="T147">asgiref.sync </text:span><text:span text:style-name="T147">import </text:span><text:span text:style-name="T147">async_to_sync</text:span><text:line-break/><text:span text:style-name="T147">from </text:span><text:span text:style-name="T147">.models </text:span><text:span text:style-name="T147">import </text:span><text:span text:style-name="T147">*</text:span><text:line-break/><text:line-break/><text:line-break/><text:span text:style-name="T147">def </text:span><text:span text:style-name="T147">home</text:span><text:span text:style-name="T147">(request):</text:span><text:line-break/><text:span text:style-name="T147"> <text:s text:c="3"/></text:span><text:span text:style-name="T147">return </text:span><text:span text:style-name="T147">render(request</text:span><text:span text:style-name="T147">, </text:span><text:span text:style-name="T147">'index.html'</text:span><text:span text:style-name="T147">, </text:span><text:span text:style-name="T147">{</text:span><text:line-break/><text:span text:style-name="T147"> <text:s text:c="7"/></text:span><text:span text:style-name="T147">'room_name'</text:span><text:span text:style-name="T147">: </text:span><text:span text:style-name="T147">"broadcast"</text:span><text:line-break/><text:span text:style-name="T147"> <text:s text:c="3"/></text:span><text:span text:style-name="T147">})</text:span><text:line-break/><text:line-break/><text:line-break/><text:span text:style-name="T147">def </text:span><text:span text:style-name="T147">test</text:span><text:span text:style-name="T147">(</text:span><text:span text:style-name="T147">request</text:span><text:span text:style-name="T147">):</text:span><text:line-break/><text:span text:style-name="T147"> <text:s text:c="3"/>channel_layer = get_channel_layer()</text:span><text:line-break/><text:span text:style-name="T147"> <text:s text:c="3"/>async_to_sync(channel_layer.group_send)(</text:span><text:line-break/><text:span text:style-name="T147"> <text:s text:c="7"/></text:span><text:span text:style-name="T147">"notification_broadcast"</text:span><text:span text:style-name="T147">,</text:span><text:line-break/><text:span text:style-name="T147"> <text:s text:c="7"/></text:span><text:span text:style-name="T147">{</text:span><text:line-break/><text:span text:style-name="T147"> <text:s text:c="11"/></text:span><text:span text:style-name="T147">'type'</text:span><text:span text:style-name="T147">: </text:span><text:span text:style-name="T147">'send_notification'</text:span><text:span text:style-name="T147">,</text:span><text:line-break/><text:span text:style-name="T147"> <text:s text:c="11"/></text:span><text:span text:style-name="T147">'message'</text:span><text:span text:style-name="T147">: json.dumps(</text:span><text:span text:style-name="T147">"Notification"</text:span><text:span text:style-name="T147">)</text:span><text:line-break/><text:span text:style-name="T147"> <text:s text:c="7"/>}</text:span><text:line-break/><text:span text:style-name="T147"> <text:s text:c="3"/>)</text:span><text:line-break/><text:span text:style-name="T147"> <text:s text:c="3"/></text:span><text:span text:style-name="T147">return </text:span><text:span text:style-name="T147">HttpResponse(</text:span><text:span text:style-name="T147">"Done"</text:span><text:span text:style-name="T147">)</text:span><text:line-break/></text:p>
      <text:p text:style-name="P32"/>
      <text:p text:style-name="P35"><text:soft-page-break/>Inside Project create celery.py : - </text:p>
      <text:p text:style-name="P33"/>
      <text:p text:style-name="P34"><text:span text:style-name="T139">from </text:span><text:span text:style-name="T139">__future__ </text:span><text:span text:style-name="T139">import </text:span><text:span text:style-name="T139">absolute_import</text:span><text:span text:style-name="T139">, </text:span><text:span text:style-name="T139">unicode_literals</text:span><text:line-break/><text:span text:style-name="T139">import </text:span><text:span text:style-name="T139">os</text:span><text:line-break/><text:span text:style-name="T139">from </text:span><text:span text:style-name="T139">celery </text:span><text:span text:style-name="T139">import </text:span><text:span text:style-name="T139">Celery</text:span><text:line-break/><text:span text:style-name="T139">from </text:span><text:span text:style-name="T139">django.conf </text:span><text:span text:style-name="T139">import </text:span><text:span text:style-name="T139">settings</text:span><text:line-break/><text:line-break/><text:span text:style-name="T139">os.environ.setdefault(</text:span><text:span text:style-name="T139">'DJANGO_SETTINGS_MODULE'</text:span><text:span text:style-name="T139">, </text:span><text:span text:style-name="T139">'myproject.settings'</text:span><text:span text:style-name="T139">)</text:span><text:line-break/><text:line-break/><text:span text:style-name="T139">app = Celery(</text:span><text:span text:style-name="T139">'myproject'</text:span><text:span text:style-name="T139">)</text:span><text:line-break/><text:span text:style-name="T139">app.conf.enable_utc = </text:span><text:span text:style-name="T139">False</text:span><text:line-break/><text:span text:style-name="T139">app.conf.update(</text:span><text:span text:style-name="T139">timezone</text:span><text:span text:style-name="T139">=</text:span><text:span text:style-name="T139">'Asia/Kolkata'</text:span><text:span text:style-name="T139">)</text:span><text:line-break/><text:line-break/><text:span text:style-name="T139">app.config_from_object(settings</text:span><text:span text:style-name="T139">, </text:span><text:span text:style-name="T139">namespace</text:span><text:span text:style-name="T139">=</text:span><text:span text:style-name="T139">'CELERY'</text:span><text:span text:style-name="T139">)</text:span><text:line-break/><text:line-break/><text:span text:style-name="T139">app.conf.beat_schedule = {</text:span><text:line-break/><text:span text:style-name="T139">}</text:span><text:line-break/><text:line-break/><text:span text:style-name="T139">app.autodiscover_tasks()</text:span><text:line-break/><text:line-break/><text:line-break/><text:span text:style-name="T139">@app.task</text:span><text:span text:style-name="T139">(</text:span><text:span text:style-name="T139">bind</text:span><text:span text:style-name="T139">=</text:span><text:span text:style-name="T139">True</text:span><text:span text:style-name="T139">)</text:span><text:line-break/><text:span text:style-name="T139">def </text:span><text:span text:style-name="T139">debug_task</text:span><text:span text:style-name="T139">(self):</text:span><text:line-break/><text:span text:style-name="T139"> <text:s text:c="3"/></text:span><text:span text:style-name="T139">print</text:span><text:span text:style-name="T139">(</text:span><text:span text:style-name="T139">f'Request: </text:span><text:span text:style-name="T139">{</text:span><text:span text:style-name="T139">self.request</text:span><text:span text:style-name="T139">!r}</text:span><text:span text:style-name="T139">'</text:span><text:span text:style-name="T139">)</text:span><text:line-break/></text:p>
      <text:p text:style-name="P36"/>
      <text:p text:style-name="P39"><text:span text:style-name="Source_20_Text"><text:span text:style-name="T86"><text:tab/><text:tab/></text:span></text:span></text:p>
      <text:p text:style-name="P39"><text:span text:style-name="Source_20_Text"><text:span text:style-name="T86"><text:tab/><text:tab/>Add settings.py : - </text:span></text:span></text:p>
      <text:p text:style-name="P38"><text:span text:style-name="Source_20_Text"><text:span text:style-name="T81"/></text:span></text:p>
      <text:p text:style-name="P38"><text:span text:style-name="Source_20_Text"><text:span text:style-name="T81"/></text:span></text:p>
      <text:p text:style-name="P38"><text:span text:style-name="Source_20_Text"><text:span text:style-name="T79">INSTALLED_APP = [</text:span></text:span></text:p>
      <text:p text:style-name="P38"><text:span text:style-name="Source_20_Text"><text:span text:style-name="T76"><text:tab/></text:span></text:span><text:span text:style-name="Source_20_Text"><text:span text:style-name="T93">'channels'</text:span></text:span><text:span text:style-name="T14">,</text:span><text:span text:style-name="T44"><text:line-break/><text:tab/></text:span><text:span text:style-name="T14">'django_celery_results'</text:span><text:span text:style-name="T14">,</text:span><text:span text:style-name="T44"><text:line-break/><text:tab/></text:span><text:span text:style-name="T14">'django_celery_beat'</text:span><text:span text:style-name="T14">,</text:span></text:p>
      <text:p text:style-name="P38"><text:span text:style-name="Source_20_Text"><text:span text:style-name="T76"/></text:span></text:p>
      <text:p text:style-name="P38"><text:span text:style-name="Source_20_Text"><text:span text:style-name="T79">]</text:span></text:span></text:p>
      <text:p text:style-name="P38"><text:span text:style-name="Source_20_Text"><text:span text:style-name="T79"/></text:span></text:p>
      <text:p text:style-name="P38"><text:span text:style-name="Source_20_Text"><text:span text:style-name="T79"/></text:span></text:p>
      <text:p text:style-name="P38"><text:span text:style-name="Source_20_Text"><text:span text:style-name="T79"/></text:span></text:p>
      <text:p text:style-name="P38"><text:span text:style-name="Source_20_Text"><text:span text:style-name="T79"/></text:span></text:p>
      <text:p text:style-name="P38"><text:span text:style-name="Source_20_Text"><text:span text:style-name="T85">Add </text:span></text:span><text:span text:style-name="Source_20_Text"><text:span text:style-name="T99">ASGI_APPLICATION = </text:span></text:span><text:span text:style-name="T40">'</text:span><text:span text:style-name="T41">project-name</text:span><text:span text:style-name="T40">.asgi.application'</text:span></text:p>
      <text:p text:style-name="P39"><text:span text:style-name="Source_20_Text"><text:span text:style-name="T85"/></text:span></text:p>
      <text:p text:style-name="P39"><text:span text:style-name="Source_20_Text"><text:span text:style-name="T76"/></text:span></text:p>
      <text:p text:style-name="P39"><text:span text:style-name="Source_20_Text"><text:span text:style-name="T76"/></text:span></text:p>
      <text:p text:style-name="P39"><text:span text:style-name="Source_20_Text"><text:span text:style-name="T76"><text:line-break/></text:span></text:span><text:span text:style-name="T14"># add channel layer it is used to control channels, it has groups of django channels</text:span><text:span text:style-name="T44"><text:line-break/></text:span><text:span text:style-name="T14">CHANNEL_LAYERS = {</text:span><text:span text:style-name="T44"><text:line-break/></text:span><text:span text:style-name="T14"> <text:s text:c="3"/></text:span><text:span text:style-name="T14">"default"</text:span><text:span text:style-name="T14">: {</text:span><text:span text:style-name="T44"><text:line-break/></text:span><text:soft-page-break/><text:span text:style-name="T14"> <text:s text:c="7"/></text:span><text:span text:style-name="T14">"BACKEND"</text:span><text:span text:style-name="T14">: </text:span><text:span text:style-name="T14">"channels_redis.core.RedisChannelLayer"</text:span><text:span text:style-name="T14">,</text:span><text:span text:style-name="T44"><text:line-break/></text:span><text:span text:style-name="T14"> <text:s text:c="7"/></text:span><text:span text:style-name="T14">"CONFIG"</text:span><text:span text:style-name="T14">: {</text:span><text:span text:style-name="T44"><text:line-break/></text:span><text:span text:style-name="T14"> <text:s text:c="11"/></text:span><text:span text:style-name="T14">"hosts"</text:span><text:span text:style-name="T14">: [(</text:span><text:span text:style-name="T14">"localhost"</text:span><text:span text:style-name="T14">, </text:span><text:span text:style-name="T14">6379</text:span><text:span text:style-name="T14">)]</text:span><text:span text:style-name="T14">,</text:span><text:span text:style-name="T44"><text:line-break/></text:span><text:span text:style-name="T14"> <text:s text:c="11"/></text:span><text:span text:style-name="T14"># Change localhost to the ip in which you have redis server running on.</text:span><text:span text:style-name="T44"><text:line-break/></text:span><text:span text:style-name="T14"> <text:s text:c="7"/></text:span><text:span text:style-name="T14">}</text:span><text:span text:style-name="T14">,</text:span><text:span text:style-name="T44"><text:line-break/></text:span><text:span text:style-name="T14"> <text:s text:c="3"/></text:span><text:span text:style-name="T14">}</text:span><text:span text:style-name="T14">,</text:span><text:span text:style-name="T44"><text:line-break/></text:span><text:span text:style-name="T14">}</text:span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44"><text:line-break/></text:span><text:span text:style-name="T14">CELERY_BROKER_URL = </text:span><text:span text:style-name="T14">'redis://127.0.0.1:6379/0'</text:span><text:span text:style-name="T44"><text:line-break/></text:span><text:span text:style-name="T14">CELERY_RESULT_BACKEND = </text:span><text:span text:style-name="T14">'django-db'</text:span><text:span text:style-name="T44"><text:line-break/></text:span><text:span text:style-name="T14">CELERY_ACCEPT_CONTENT = [</text:span><text:span text:style-name="T14">'application/json'</text:span><text:span text:style-name="T14">]</text:span><text:span text:style-name="T44"><text:line-break/></text:span><text:span text:style-name="T14">CELERY_RESULT_SERIALIZER = </text:span><text:span text:style-name="T14">'json'</text:span><text:span text:style-name="T44"><text:line-break/></text:span><text:span text:style-name="T14">CELERY_TASK_SERIALIZER = </text:span><text:span text:style-name="T14">'json'</text:span><text:span text:style-name="T44"><text:line-break/></text:span><text:span text:style-name="T14">CELERY_TIMEZONE = </text:span><text:span text:style-name="T14">'Asia/Kolkata'</text:span><text:span text:style-name="T44"><text:line-break/></text:span><text:span text:style-name="T14">CELERY_BEAT_SCHEDULER</text:span></text:p>
      <text:p text:style-name="P38"><text:span text:style-name="T14"><text:s/></text:span><text:span text:style-name="T14">'django_celery_beat.schedulers:DatabaseScheduler'</text:span><text:span text:style-name="T44"><text:line-break/></text:span></text:p>
      <text:p text:style-name="P38"><text:span text:style-name="T44"/></text:p>
      <text:p text:style-name="P38"><text:span text:style-name="T44"/></text:p>
      <text:p text:style-name="P39"><text:span text:style-name="Source_20_Text"><text:span text:style-name="T84">Asgi.py : -</text:span></text:span></text:p>
      <text:p text:style-name="P39"><text:span text:style-name="Source_20_Text"><text:span text:style-name="T77"/></text:span></text:p>
      <text:p text:style-name="P39"><text:span text:style-name="Source_20_Text"><text:span text:style-name="T95">import </text:span></text:span><text:span text:style-name="T14">os</text:span><text:span text:style-name="T44"><text:line-break/></text:span><text:span text:style-name="T14">import </text:span><text:span text:style-name="T14">django</text:span><text:span text:style-name="T44"><text:line-break/></text:span><text:span text:style-name="T14">from </text:span><text:span text:style-name="T14">channels.routing </text:span><text:span text:style-name="T14">import </text:span><text:span text:style-name="T14">ProtocolTypeRouter</text:span><text:span text:style-name="T14">, </text:span><text:span text:style-name="T14">URLRouter</text:span><text:span text:style-name="T44"><text:line-break/></text:span><text:span text:style-name="T14">from </text:span><text:span text:style-name="T14">django.core.asgi </text:span><text:span text:style-name="T14">import </text:span><text:span text:style-name="T14">get_asgi_application</text:span><text:span text:style-name="T44"><text:line-break/></text:span><text:span text:style-name="T14">from </text:span><text:span text:style-name="T14">channels.auth </text:span><text:span text:style-name="T14">import </text:span><text:span text:style-name="T14">AuthMiddlewareStack</text:span><text:span text:style-name="T44"><text:line-break/></text:span><text:span text:style-name="T14">from </text:span><text:span text:style-name="T14">myapp.routing </text:span><text:span text:style-name="T14">import </text:span><text:span text:style-name="T14">websocket_urlpatterns</text:span><text:span text:style-name="T44"><text:line-break/><text:line-break/></text:span><text:span text:style-name="T14">os.environ.setdefault(</text:span><text:span text:style-name="T14">'DJANGO_SETTINGS_MODULE'</text:span><text:span text:style-name="T14">, </text:span><text:span text:style-name="T14">'myproject.settings'</text:span><text:span text:style-name="T14">)</text:span><text:span text:style-name="T44"><text:line-break/></text:span><text:span text:style-name="T14">django.setup()</text:span><text:span text:style-name="T44"><text:line-break/><text:line-break/></text:span><text:span text:style-name="T14">application = ProtocolTypeRouter({</text:span><text:span text:style-name="T44"><text:line-break/></text:span><text:span text:style-name="T14"> <text:s text:c="3"/></text:span><text:span text:style-name="T14">"http"</text:span><text:span text:style-name="T14">: get_asgi_application()</text:span><text:span text:style-name="T14">,</text:span><text:span text:style-name="T44"><text:line-break/></text:span><text:span text:style-name="T14"> <text:s text:c="3"/></text:span><text:span text:style-name="T14">"websocket"</text:span><text:span text:style-name="T14">: AuthMiddlewareStack(</text:span><text:span text:style-name="T44"><text:line-break/></text:span><text:span text:style-name="T14"> <text:s text:c="7"/>URLRouter(</text:span><text:span text:style-name="T44"><text:line-break/></text:span><text:span text:style-name="T14"> <text:s text:c="11"/>websocket_urlpatterns</text:span><text:span text:style-name="T44"><text:line-break/></text:span><text:span text:style-name="T14"> <text:s text:c="7"/>)</text:span><text:span text:style-name="T44"><text:line-break/></text:span><text:span text:style-name="T14"> <text:s text:c="3"/>)</text:span><text:span text:style-name="T44"><text:line-break/></text:span><text:span text:style-name="T14">})</text:span><text:span text:style-name="T44"><text:line-break/></text:span></text:p>
      <text:p text:style-name="P39"><text:span text:style-name="Source_20_Text"><text:span text:style-name="T77"/></text:span></text:p>
      <text:p text:style-name="P39"><text:span text:style-name="Source_20_Text"><text:span text:style-name="T77"/></text:span></text:p>
      <text:p text:style-name="P39"><text:span text:style-name="Source_20_Text"><text:span text:style-name="T77"/></text:span></text:p>
      <text:p text:style-name="P39"><text:span text:style-name="Source_20_Text"><text:span text:style-name="T77"/></text:span></text:p>
      <text:p text:style-name="P39"><text:soft-page-break/><text:span text:style-name="Source_20_Text"><text:span text:style-name="T77"/></text:span></text:p>
      <text:p text:style-name="P40"><text:span text:style-name="Source_20_Text"><text:span text:style-name="T71"><text:tab/><text:tab/><text:tab/><text:tab/></text:span></text:span><text:span text:style-name="Source_20_Text"><text:span text:style-name="T87">Templates : -</text:span></text:span></text:p>
      <text:p text:style-name="P40"><text:span text:style-name="Source_20_Text"><text:span text:style-name="T70"/></text:span></text:p>
      <text:p text:style-name="P40"><text:span text:style-name="Source_20_Text"><text:span text:style-name="T70">Base.html :</text:span></text:span></text:p>
      <text:p text:style-name="P40"><text:span text:style-name="Source_20_Text"><text:span text:style-name="T78"/></text:span></text:p>
      <text:p text:style-name="P40"><text:span text:style-name="Source_20_Text"><text:span text:style-name="T96">&lt;!doctype </text:span></text:span><text:span text:style-name="T14">html</text:span><text:span text:style-name="T14">&gt;</text:span><text:span text:style-name="T44"><text:line-break/></text:span><text:span text:style-name="T14">&lt;html </text:span><text:span text:style-name="T14">lang</text:span><text:span text:style-name="T14">="en"</text:span><text:span text:style-name="T14">&gt;</text:span><text:span text:style-name="T44"><text:line-break/></text:span><text:span text:style-name="T14">{% load static %}</text:span><text:span text:style-name="T44"><text:line-break/><text:line-break/></text:span><text:span text:style-name="T14">&lt;head&gt;</text:span><text:span text:style-name="T44"><text:line-break/></text:span><text:span text:style-name="T14"> <text:s text:c="3"/>&lt;meta </text:span><text:span text:style-name="T14">charset</text:span><text:span text:style-name="T14">="UTF-8"</text:span><text:span text:style-name="T14">&gt;</text:span><text:span text:style-name="T44"><text:line-break/></text:span><text:span text:style-name="T14"> <text:s text:c="3"/>&lt;meta </text:span><text:span text:style-name="T14">http-equiv</text:span><text:span text:style-name="T14">="X-UA-Compatible" </text:span><text:span text:style-name="T14">content</text:span><text:span text:style-name="T14">="IE=edge"</text:span><text:span text:style-name="T14">&gt;</text:span><text:span text:style-name="T44"><text:line-break/></text:span><text:span text:style-name="T14"> <text:s text:c="3"/>&lt;meta </text:span><text:span text:style-name="T14">name</text:span><text:span text:style-name="T14">="viewport" </text:span><text:span text:style-name="T14">content</text:span><text:span text:style-name="T14">="width=device-width, initial-scale=1.0"</text:span><text:span text:style-name="T14">&gt;</text:span><text:span text:style-name="T44"><text:line-break/></text:span><text:span text:style-name="T14"> <text:s text:c="3"/></text:span><text:span text:style-name="T14">&lt;!-- Bootstrap CSS --&gt;</text:span><text:span text:style-name="T44"><text:line-break/></text:span><text:span text:style-name="T14"> <text:s text:c="3"/></text:span><text:span text:style-name="T14">&lt;link </text:span><text:span text:style-name="T14">href</text:span><text:span text:style-name="T14">="https://cdn.jsdelivr.net/npm/bootstrap@5.0.0-beta3/dist/css/bootstrap.min.css" </text:span><text:span text:style-name="T14">rel</text:span><text:span text:style-name="T14">="stylesheet"</text:span><text:span text:style-name="T44"><text:line-break/></text:span><text:span text:style-name="T14"> <text:s text:c="9"/></text:span><text:span text:style-name="T14">integrity</text:span><text:span text:style-name="T14">="sha384-eOJMYsd53ii+scO/bJGFsiCZc+5NDVN2yr8+0RDqr0Ql0h+rP48ckxlpbzKgwra6" </text:span><text:span text:style-name="T14">crossorigin</text:span><text:span text:style-name="T14">="anonymous"</text:span><text:span text:style-name="T14">&gt;</text:span><text:span text:style-name="T44"><text:line-break/></text:span><text:span text:style-name="T14"> <text:s text:c="3"/></text:span><text:span text:style-name="T14">&lt;!-- Font Awesome CSS --&gt;</text:span><text:span text:style-name="T44"><text:line-break/></text:span><text:span text:style-name="T14"> <text:s text:c="3"/></text:span><text:span text:style-name="T14">&lt;script </text:span><text:span text:style-name="T14">src</text:span><text:span text:style-name="T14">="https://kit.fontawesome.com/5135d630a7.js" </text:span><text:span text:style-name="T14">crossorigin</text:span><text:span text:style-name="T14">="anonymous"</text:span><text:span text:style-name="T14">&gt;&lt;/script&gt;</text:span><text:span text:style-name="T44"><text:line-break/></text:span><text:span text:style-name="T14"> <text:s text:c="3"/>&lt;title&gt;</text:span><text:span text:style-name="T14">{% block title %} {% endblock %}</text:span><text:span text:style-name="T14">&lt;/title&gt;</text:span><text:span text:style-name="T44"><text:line-break/></text:span><text:span text:style-name="T14"> <text:s text:c="3"/>&lt;style&gt;</text:span><text:span text:style-name="T44"><text:line-break/></text:span><text:span text:style-name="T14"> <text:s text:c="7"/></text:span><text:span text:style-name="T14">.notification {</text:span><text:span text:style-name="T44"><text:line-break/></text:span><text:span text:style-name="T14"> <text:s text:c="11"/>background-color: #0d6efd;</text:span><text:span text:style-name="T44"><text:line-break/></text:span><text:span text:style-name="T14"> <text:s text:c="11"/>color: white;</text:span><text:span text:style-name="T44"><text:line-break/></text:span><text:span text:style-name="T14"> <text:s text:c="11"/>text-decoration: none;</text:span><text:span text:style-name="T44"><text:line-break/></text:span><text:span text:style-name="T14"> <text:s text:c="11"/>padding: 4px 24px;</text:span><text:span text:style-name="T44"><text:line-break/></text:span><text:span text:style-name="T14"> <text:s text:c="11"/>margin-right: 20px;</text:span><text:span text:style-name="T44"><text:line-break/></text:span><text:span text:style-name="T14"> <text:s text:c="11"/>margin-left: 20px;</text:span><text:span text:style-name="T44"><text:line-break/></text:span><text:span text:style-name="T14"> <text:s text:c="11"/>position: relative;</text:span><text:span text:style-name="T44"><text:line-break/></text:span><text:span text:style-name="T14"> <text:s text:c="11"/>display: inline-block;</text:span><text:span text:style-name="T44"><text:line-break/></text:span><text:span text:style-name="T14"> <text:s text:c="11"/>border-radius: 2px;</text:span><text:span text:style-name="T44"><text:line-break/></text:span><text:span text:style-name="T14"> <text:s text:c="11"/>font-size: 20px;</text:span><text:span text:style-name="T44"><text:line-break/></text:span><text:span text:style-name="T14"> <text:s text:c="7"/>}</text:span><text:span text:style-name="T44"><text:line-break/><text:line-break/></text:span><text:span text:style-name="T14"> <text:s text:c="7"/>.notification:hover {</text:span><text:span text:style-name="T44"><text:line-break/></text:span><text:span text:style-name="T14"> <text:s text:c="11"/>background: #0b5ed7;</text:span><text:span text:style-name="T44"><text:line-break/></text:span><text:span text:style-name="T14"> <text:s text:c="11"/>color: #fff;</text:span><text:span text:style-name="T44"><text:line-break/></text:span><text:span text:style-name="T14"> <text:s text:c="7"/>}</text:span><text:span text:style-name="T44"><text:line-break/><text:line-break/></text:span><text:span text:style-name="T14"> <text:s text:c="7"/>.notification .badge {</text:span><text:span text:style-name="T44"><text:line-break/></text:span><text:span text:style-name="T14"> <text:s text:c="11"/>position: absolute;</text:span><text:span text:style-name="T44"><text:line-break/></text:span><text:span text:style-name="T14"> <text:s text:c="11"/>top: -10px;</text:span><text:span text:style-name="T44"><text:line-break/></text:span><text:span text:style-name="T14"> <text:s text:c="11"/>right: -10px;</text:span><text:span text:style-name="T44"><text:line-break/></text:span><text:span text:style-name="T14"> <text:s text:c="11"/>padding: 8px 8px;</text:span><text:span text:style-name="T44"><text:line-break/></text:span><text:span text:style-name="T14"> <text:s text:c="11"/>border-radius: 50%;</text:span><text:span text:style-name="T44"><text:line-break/></text:span><text:span text:style-name="T14"> <text:s text:c="11"/>background: red;</text:span><text:span text:style-name="T44"><text:line-break/></text:span><text:span text:style-name="T14"> <text:s text:c="11"/>color: white;</text:span><text:span text:style-name="T44"><text:line-break/></text:span><text:span text:style-name="T14"> <text:s text:c="7"/>}</text:span><text:span text:style-name="T44"><text:line-break/></text:span><text:soft-page-break/><text:span text:style-name="T44"><text:line-break/></text:span><text:span text:style-name="T14"> <text:s text:c="7"/>.notification-section .dropdown-toggle::after {</text:span><text:span text:style-name="T44"><text:line-break/></text:span><text:span text:style-name="T14"> <text:s text:c="11"/>content: none;</text:span><text:span text:style-name="T44"><text:line-break/></text:span><text:span text:style-name="T14"> <text:s text:c="7"/>}</text:span><text:span text:style-name="T44"><text:line-break/><text:line-break/></text:span><text:span text:style-name="T14"> <text:s text:c="7"/>.dropdown-toggle::after {</text:span><text:span text:style-name="T44"><text:line-break/></text:span><text:span text:style-name="T14"> <text:s text:c="11"/>color: #fff;</text:span><text:span text:style-name="T44"><text:line-break/></text:span><text:span text:style-name="T14"> <text:s text:c="7"/>}</text:span><text:span text:style-name="T44"><text:line-break/><text:line-break/></text:span><text:span text:style-name="T14"> <text:s text:c="7"/>#notifications-dropdown li {</text:span><text:span text:style-name="T44"><text:line-break/></text:span><text:span text:style-name="T14"> <text:s text:c="11"/>max-width: 500px;</text:span><text:span text:style-name="T44"><text:line-break/></text:span><text:span text:style-name="T14"> <text:s text:c="11"/>word-wrap: break-word;</text:span><text:span text:style-name="T44"><text:line-break/></text:span><text:span text:style-name="T14"> <text:s text:c="11"/>display: inline-block;</text:span><text:span text:style-name="T44"><text:line-break/></text:span><text:span text:style-name="T14"> <text:s text:c="11"/>white-space: normal;</text:span><text:span text:style-name="T44"><text:line-break/></text:span><text:span text:style-name="T14"> <text:s text:c="7"/>}</text:span><text:span text:style-name="T44"><text:line-break/><text:line-break/></text:span><text:span text:style-name="T14"> <text:s text:c="7"/>#notifications-dropdown.dropdown-menu {</text:span><text:span text:style-name="T44"><text:line-break/></text:span><text:span text:style-name="T14"> <text:s text:c="11"/>width: 15rem;</text:span><text:span text:style-name="T44"><text:line-break/></text:span><text:span text:style-name="T14"> <text:s text:c="7"/>}</text:span><text:span text:style-name="T44"><text:line-break/></text:span><text:span text:style-name="T14"> <text:s text:c="7"/></text:span><text:span text:style-name="T44"><text:line-break/><text:line-break/></text:span><text:span text:style-name="T14"> <text:s text:c="3"/></text:span><text:span text:style-name="T14">&lt;/style&gt;</text:span><text:span text:style-name="T44"><text:line-break/></text:span><text:span text:style-name="T14"> <text:s text:c="3"/></text:span><text:span text:style-name="T14">{% block css %} {% endblock %}</text:span><text:span text:style-name="T44"><text:line-break/><text:line-break/></text:span><text:span text:style-name="T14">&lt;/head&gt;</text:span><text:span text:style-name="T44"><text:line-break/><text:line-break/></text:span><text:span text:style-name="T14">&lt;body&gt;</text:span><text:span text:style-name="T44"><text:line-break/></text:span><text:span text:style-name="T14">&lt;script </text:span><text:span text:style-name="T14">src</text:span><text:span text:style-name="T14">="https://cdn.jsdelivr.net/npm/bootstrap@5.0.0-beta3/dist/js/bootstrap.bundle.min.js"</text:span><text:span text:style-name="T44"><text:line-break/></text:span><text:span text:style-name="T14"> <text:s text:c="7"/></text:span><text:span text:style-name="T14">integrity</text:span><text:span text:style-name="T14">="sha384-JEW9xMcG8R+pH31jmWH6WWP0WintQrMb4s7ZOdauHnUtxwoG2vI5DkLtS3qm9Ekf"</text:span><text:span text:style-name="T44"><text:line-break/></text:span><text:span text:style-name="T14"> <text:s text:c="7"/></text:span><text:span text:style-name="T14">crossorigin</text:span><text:span text:style-name="T14">="anonymous"</text:span><text:span text:style-name="T14">&gt;&lt;/script&gt;</text:span><text:span text:style-name="T44"><text:line-break/></text:span><text:span text:style-name="T14">&lt;nav </text:span><text:span text:style-name="T14">class</text:span><text:span text:style-name="T14">="navbar navbar-expand-lg navbar-dark bg-dark"</text:span><text:span text:style-name="T14">&gt;</text:span><text:span text:style-name="T44"><text:line-break/></text:span><text:span text:style-name="T14"> <text:s text:c="3"/>&lt;div </text:span><text:span text:style-name="T14">class</text:span><text:span text:style-name="T14">="container-fluid"</text:span><text:span text:style-name="T14">&gt;</text:span><text:span text:style-name="T44"><text:line-break/></text:span><text:span text:style-name="T14"> <text:s text:c="7"/>&lt;a </text:span><text:span text:style-name="T14">class</text:span><text:span text:style-name="T14">="navbar-brand" </text:span><text:span text:style-name="T14">href</text:span><text:span text:style-name="T14">="#"</text:span><text:span text:style-name="T14">&gt;</text:span><text:span text:style-name="T14">Notifications</text:span><text:span text:style-name="T14">&lt;/a&gt;</text:span><text:span text:style-name="T44"><text:line-break/></text:span><text:span text:style-name="T14"> <text:s text:c="7"/>&lt;button </text:span><text:span text:style-name="T14">class</text:span><text:span text:style-name="T14">="navbar-toggler" </text:span><text:span text:style-name="T14">type</text:span><text:span text:style-name="T14">="button" </text:span><text:span text:style-name="T14">data-bs-toggle</text:span><text:span text:style-name="T14">="collapse"</text:span><text:span text:style-name="T44"><text:line-break/></text:span><text:span text:style-name="T14"> <text:s text:c="15"/></text:span><text:span text:style-name="T14">data-bs-target</text:span><text:span text:style-name="T14">="#navbarSupportedContent" </text:span><text:span text:style-name="T14">aria-controls</text:span><text:span text:style-name="T14">="navbarSupportedContent" </text:span><text:span text:style-name="T14">aria-expanded</text:span><text:span text:style-name="T14">="false"</text:span><text:span text:style-name="T44"><text:line-break/></text:span><text:span text:style-name="T14"> <text:s text:c="15"/></text:span><text:span text:style-name="T14">aria-label</text:span><text:span text:style-name="T14">="Toggle navigation"</text:span><text:span text:style-name="T14">&gt;</text:span><text:span text:style-name="T44"><text:line-break/></text:span><text:span text:style-name="T14"> <text:s text:c="11"/>&lt;span </text:span><text:span text:style-name="T14">class</text:span><text:span text:style-name="T14">="navbar-toggler-icon"</text:span><text:span text:style-name="T14">&gt;&lt;/span&gt;</text:span><text:span text:style-name="T44"><text:line-break/></text:span><text:span text:style-name="T14"> <text:s text:c="7"/>&lt;/button&gt;</text:span><text:span text:style-name="T44"><text:line-break/></text:span><text:span text:style-name="T14"> <text:s text:c="7"/>&lt;div </text:span><text:span text:style-name="T14">class</text:span><text:span text:style-name="T14">="collapse navbar-collapse" </text:span><text:span text:style-name="T14">id</text:span><text:span text:style-name="T14">="navbarSupportedContent"</text:span><text:span text:style-name="T14">&gt;</text:span><text:span text:style-name="T44"><text:line-break/></text:span><text:span text:style-name="T14"> <text:s text:c="11"/>&lt;ul </text:span><text:span text:style-name="T14">class</text:span><text:span text:style-name="T14">="navbar-nav me-auto mb-2 mb-lg-0"</text:span><text:span text:style-name="T14">&gt;</text:span><text:span text:style-name="T44"><text:line-break/></text:span><text:span text:style-name="T14"> <text:s text:c="15"/>&lt;li </text:span><text:span text:style-name="T14">class</text:span><text:span text:style-name="T14">="nav-item"</text:span><text:span text:style-name="T14">&gt;</text:span><text:span text:style-name="T44"><text:line-break/></text:span><text:span text:style-name="T14"> <text:s text:c="19"/>&lt;a </text:span><text:span text:style-name="T14">class</text:span><text:span text:style-name="T14">="nav-link active" </text:span><text:span text:style-name="T14">aria-current</text:span><text:span text:style-name="T14">="page" </text:span><text:span text:style-name="T14">href</text:span><text:span text:style-name="T14">="#"</text:span><text:span text:style-name="T14">&gt;</text:span><text:span text:style-name="T14">Home</text:span><text:span text:style-name="T14">&lt;/a&gt;</text:span><text:span text:style-name="T44"><text:line-break/></text:span><text:span text:style-name="T14"> <text:s text:c="15"/>&lt;/li&gt;</text:span><text:span text:style-name="T44"><text:line-break/></text:span><text:span text:style-name="T14"> <text:s text:c="15"/>&lt;li </text:span><text:span text:style-name="T14">class</text:span><text:span text:style-name="T14">="nav-item"</text:span><text:span text:style-name="T14">&gt;</text:span><text:span text:style-name="T44"><text:line-break/></text:span><text:span text:style-name="T14"> <text:s text:c="19"/>&lt;a </text:span><text:span text:style-name="T14">class</text:span><text:span text:style-name="T14">="nav-link" </text:span><text:span text:style-name="T14">href</text:span><text:span text:style-name="T14">="#"</text:span><text:span text:style-name="T14">&gt;</text:span><text:span text:style-name="T14">Link</text:span><text:span text:style-name="T14">&lt;/a&gt;</text:span><text:span text:style-name="T44"><text:line-break/></text:span><text:span text:style-name="T14"> <text:s text:c="15"/>&lt;/li&gt;</text:span><text:span text:style-name="T44"><text:line-break/></text:span><text:soft-page-break/><text:span text:style-name="T14"> <text:s text:c="15"/>&lt;li </text:span><text:span text:style-name="T14">class</text:span><text:span text:style-name="T14">="nav-item"</text:span><text:span text:style-name="T14">&gt;</text:span><text:span text:style-name="T44"><text:line-break/></text:span><text:span text:style-name="T14"> <text:s text:c="19"/>&lt;a </text:span><text:span text:style-name="T14">class</text:span><text:span text:style-name="T14">="nav-link disabled" </text:span><text:span text:style-name="T14">href</text:span><text:span text:style-name="T14">="#" </text:span><text:span text:style-name="T14">tabindex</text:span><text:span text:style-name="T14">="-1" </text:span><text:span text:style-name="T14">aria-disabled</text:span><text:span text:style-name="T14">="true"</text:span><text:span text:style-name="T14">&gt;</text:span><text:span text:style-name="T14">Disabled</text:span><text:span text:style-name="T14">&lt;/a&gt;</text:span><text:span text:style-name="T44"><text:line-break/></text:span><text:span text:style-name="T14"> <text:s text:c="15"/>&lt;/li&gt;</text:span><text:span text:style-name="T44"><text:line-break/><text:line-break/></text:span><text:span text:style-name="T14"> <text:s text:c="11"/>&lt;/ul&gt;</text:span><text:span text:style-name="T44"><text:line-break/><text:line-break/><text:line-break/><text:line-break/></text:span><text:span text:style-name="T14"> <text:s text:c="11"/>&lt;li </text:span><text:span text:style-name="T14">class</text:span><text:span text:style-name="T14">="nav-item dropdown notification-section"</text:span><text:span text:style-name="T14">&gt;</text:span><text:span text:style-name="T44"><text:line-break/></text:span><text:span text:style-name="T14"> <text:s text:c="15"/>&lt;a </text:span><text:span text:style-name="T14">href</text:span><text:span text:style-name="T14">="#" </text:span><text:span text:style-name="T14">class</text:span><text:span text:style-name="T14">="notification dropdown-toggle" </text:span><text:span text:style-name="T14">id</text:span><text:span text:style-name="T14">="navbarDropdown" </text:span><text:span text:style-name="T14">role</text:span><text:span text:style-name="T14">="button"</text:span><text:span text:style-name="T44"><text:line-break/></text:span><text:span text:style-name="T14"> <text:s text:c="18"/></text:span><text:span text:style-name="T14">data-bs-toggle</text:span><text:span text:style-name="T14">="dropdown" </text:span><text:span text:style-name="T14">aria-expanded</text:span><text:span text:style-name="T14">="true"</text:span><text:span text:style-name="T14">&gt;</text:span><text:span text:style-name="T44"><text:line-break/></text:span><text:span text:style-name="T14"> <text:s text:c="19"/>&lt;span&gt;&lt;i </text:span><text:span text:style-name="T14">class</text:span><text:span text:style-name="T14">='fa fa-bell'</text:span><text:span text:style-name="T14">&gt;&lt;/i&gt;&lt;/span&gt;</text:span><text:span text:style-name="T44"><text:line-break/></text:span><text:span text:style-name="T14"> <text:s text:c="19"/>&lt;span </text:span><text:span text:style-name="T14">class</text:span><text:span text:style-name="T14">="badge" </text:span><text:span text:style-name="T14">id</text:span><text:span text:style-name="T14">="notification-badge"</text:span><text:span text:style-name="T14">&gt;</text:span><text:span text:style-name="T14">0</text:span><text:span text:style-name="T14">&lt;/span&gt;</text:span><text:span text:style-name="T44"><text:line-break/></text:span><text:span text:style-name="T14"> <text:s text:c="15"/>&lt;/a&gt;</text:span><text:span text:style-name="T44"><text:line-break/></text:span><text:span text:style-name="T14"> <text:s text:c="14"/>&lt;ul </text:span><text:span text:style-name="T14">class</text:span><text:span text:style-name="T14">="dropdown-menu" </text:span><text:span text:style-name="T14">aria-labelledby</text:span><text:span text:style-name="T14">="navbarDropdown" </text:span><text:span text:style-name="T14">id</text:span><text:span text:style-name="T14">="notifications-dropdown"</text:span><text:span text:style-name="T44"><text:line-break/></text:span><text:span text:style-name="T14"> <text:s text:c="23"/></text:span><text:span text:style-name="T14">data-popper-placement</text:span><text:span text:style-name="T14">="bottom-end"</text:span><text:span text:style-name="T44"><text:line-break/></text:span><text:span text:style-name="T14"> <text:s text:c="23"/></text:span><text:span text:style-name="T14">style</text:span><text:span text:style-name="T14">="position: absolute; inset: 0px auto auto 0px; margin: 0px; transform: translate3d(-70px, 42px, 0px);"</text:span><text:span text:style-name="T14">&gt;</text:span><text:span text:style-name="T44"><text:line-break/><text:line-break/></text:span><text:span text:style-name="T14"> <text:s text:c="23"/></text:span><text:span text:style-name="T14">{% for i in notifications %}</text:span><text:span text:style-name="T44"><text:line-break/></text:span><text:span text:style-name="T14"> <text:s text:c="23"/></text:span><text:span text:style-name="T14">&lt;li </text:span><text:span text:style-name="T14">class</text:span><text:span text:style-name="T14">="dropdown-item"</text:span><text:span text:style-name="T14">&gt;</text:span><text:span text:style-name="T14">{{i.message}}</text:span><text:span text:style-name="T14">&lt;/li&gt;</text:span><text:span text:style-name="T44"><text:line-break/></text:span><text:span text:style-name="T14"> <text:s text:c="23"/>&lt;hr </text:span><text:span text:style-name="T14">class</text:span><text:span text:style-name="T14">="dropdown-divider"</text:span><text:span text:style-name="T14">&gt;</text:span><text:span text:style-name="T44"><text:line-break/></text:span><text:span text:style-name="T14"> <text:s text:c="23"/></text:span><text:span text:style-name="T14">{% endfor %}</text:span><text:span text:style-name="T44"><text:line-break/></text:span><text:span text:style-name="T14"> <text:s text:c="23"/></text:span><text:span text:style-name="T14">&lt;li </text:span><text:span text:style-name="T14">class</text:span><text:span text:style-name="T14">='dropdown-item'</text:span><text:span text:style-name="T14">&gt;</text:span><text:span text:style-name="T14">Hello</text:span><text:span text:style-name="T14">&lt;/li&gt;</text:span><text:span text:style-name="T44"><text:line-break/></text:span><text:span text:style-name="T14"> <text:s text:c="23"/>&lt;hr </text:span><text:span text:style-name="T14">class</text:span><text:span text:style-name="T14">="dropdown-divider"</text:span><text:span text:style-name="T14">&gt;</text:span><text:span text:style-name="T44"><text:line-break/><text:line-break/></text:span><text:span text:style-name="T14"> <text:s text:c="19"/>&lt;/ul&gt;</text:span><text:span text:style-name="T44"><text:line-break/></text:span><text:span text:style-name="T14"> <text:s text:c="11"/>&lt;/li&gt;</text:span><text:span text:style-name="T44"><text:line-break/><text:line-break/><text:line-break/></text:span><text:span text:style-name="T14"> <text:s text:c="7"/>&lt;/div&gt;</text:span><text:span text:style-name="T44"><text:line-break/></text:span><text:span text:style-name="T14"> <text:s text:c="3"/>&lt;/div&gt;</text:span><text:span text:style-name="T44"><text:line-break/></text:span><text:span text:style-name="T14">&lt;/nav&gt;</text:span><text:span text:style-name="T44"><text:line-break/><text:line-break/></text:span><text:span text:style-name="T14">{{ room_name|json_script:"room-name" }}</text:span><text:span text:style-name="T44"><text:line-break/></text:span><text:span text:style-name="T14">&lt;script&gt;</text:span><text:span text:style-name="T44"><text:line-break/></text:span><text:span text:style-name="T14"> <text:s text:c="7"/></text:span><text:span text:style-name="T14">const roomName = JSON.parse(document.getElementById('room-name').textContent);</text:span><text:span text:style-name="T44"><text:line-break/><text:line-break/></text:span><text:span text:style-name="T14"> <text:s text:c="7"/>const notificationSocket = new WebSocket(</text:span><text:span text:style-name="T44"><text:line-break/></text:span><text:span text:style-name="T14"> <text:s text:c="11"/>'ws://'</text:span><text:span text:style-name="T44"><text:line-break/></text:span><text:span text:style-name="T14"> <text:s text:c="11"/>+ window.location.host</text:span><text:span text:style-name="T44"><text:line-break/></text:span><text:span text:style-name="T14"> <text:s text:c="11"/>+ '/ws/notification/'</text:span><text:span text:style-name="T44"><text:line-break/></text:span><text:span text:style-name="T14"> <text:s text:c="11"/>+ roomName</text:span><text:span text:style-name="T44"><text:line-break/></text:span><text:span text:style-name="T14"> <text:s text:c="11"/>+ '/'</text:span><text:span text:style-name="T44"><text:line-break/></text:span><text:span text:style-name="T14"> <text:s text:c="7"/>);</text:span><text:span text:style-name="T44"><text:line-break/><text:line-break/></text:span><text:span text:style-name="T14"> <text:s text:c="7"/>notificationSocket.onmessage = function(e) {</text:span><text:span text:style-name="T44"><text:line-break/></text:span><text:span text:style-name="T14"> <text:s text:c="11"/>const data = JSON.parse(e.data);</text:span><text:span text:style-name="T44"><text:line-break/></text:span><text:soft-page-break/><text:span text:style-name="T14"> <text:s text:c="11"/>//document.querySelector('#chat-log').value += (data.message + '\n');</text:span><text:span text:style-name="T44"><text:line-break/></text:span><text:span text:style-name="T14"> <text:s text:c="11"/>console.log(data);</text:span><text:span text:style-name="T44"><text:line-break/></text:span><text:span text:style-name="T14"> <text:s text:c="11"/>document.getElementById("notifications-dropdown").innerHTML = "&lt;li class='dropdown-item'&gt;" + data + "&lt;/li&gt;&lt;hr class='dropdown-divider'&gt;" + document.getElementById("notifications-dropdown").innerHTML;</text:span><text:span text:style-name="T44"><text:line-break/></text:span><text:span text:style-name="T14"> <text:s text:c="11"/>document.getElementById("notification-badge").innerHTML = parseInt(document.getElementById("notification-badge").innerHTML) + 1;</text:span><text:span text:style-name="T44"><text:line-break/></text:span><text:span text:style-name="T14"> <text:s text:c="7"/>};</text:span><text:span text:style-name="T44"><text:line-break/><text:line-break/></text:span><text:span text:style-name="T14"> <text:s text:c="7"/>notificationSocket.onclose = function(e) {</text:span><text:span text:style-name="T44"><text:line-break/></text:span><text:span text:style-name="T14"> <text:s text:c="11"/>console.error('Chat socket closed unexpectedly');</text:span><text:span text:style-name="T44"><text:line-break/></text:span><text:span text:style-name="T14"> <text:s text:c="7"/>};</text:span><text:span text:style-name="T44"><text:line-break/><text:line-break/></text:span><text:span text:style-name="T14"> <text:s text:c="5"/></text:span><text:span text:style-name="T44"><text:line-break/><text:line-break/></text:span><text:span text:style-name="T14"> <text:s text:c="6"/></text:span><text:span text:style-name="T44"><text:line-break/><text:line-break/></text:span><text:span text:style-name="T14">&lt;/script&gt;</text:span><text:span text:style-name="T44"><text:line-break/><text:line-break/></text:span><text:span text:style-name="T14">{% block body %} {% endblock %}</text:span><text:span text:style-name="T44"><text:line-break/><text:line-break/></text:span><text:span text:style-name="T14">&lt;/body&gt;</text:span><text:span text:style-name="T44"><text:line-break/></text:span><text:span text:style-name="T14">{% block js %} {% endblock %}</text:span><text:span text:style-name="T44"><text:line-break/><text:line-break/></text:span><text:span text:style-name="T14">&lt;/html&gt;</text:span></text:p>
      <text:p text:style-name="P40"><text:span text:style-name="Source_20_Text"><text:span text:style-name="T78"/></text:span></text:p>
      <text:p text:style-name="P40"><text:span text:style-name="Source_20_Text"><text:span text:style-name="T78"/></text:span></text:p>
      <text:p text:style-name="P40"><text:span text:style-name="Source_20_Text"><text:span text:style-name="T70">Index.html : -</text:span></text:span></text:p>
      <text:p text:style-name="P40"/>
      <text:p text:style-name="P40"><text:span text:style-name="Source_20_Text"><text:span text:style-name="T98">{</text:span></text:span><text:span text:style-name="T14">% extends 'base.html' %}</text:span><text:span text:style-name="T44"><text:line-break/></text:span><text:span text:style-name="T14">{% load static %}</text:span><text:span text:style-name="T44"><text:line-break/></text:span><text:span text:style-name="T14">{% block title %}</text:span><text:span text:style-name="T44"><text:line-break/></text:span><text:span text:style-name="T14">{% endblock %}</text:span><text:span text:style-name="T44"><text:line-break/></text:span><text:span text:style-name="T14">{% block css %}</text:span><text:span text:style-name="T44"><text:line-break/></text:span><text:span text:style-name="T14">&lt;style&gt;</text:span><text:span text:style-name="T44"><text:line-break/></text:span><text:span text:style-name="T14"> <text:s text:c="3"/></text:span><text:span text:style-name="T14">.container {</text:span><text:span text:style-name="T44"><text:line-break/></text:span><text:span text:style-name="T14"> <text:s text:c="7"/>max-width: 960px;</text:span><text:span text:style-name="T44"><text:line-break/></text:span><text:span text:style-name="T14"> <text:s text:c="3"/>}</text:span><text:span text:style-name="T44"><text:line-break/><text:line-break/></text:span><text:span text:style-name="T14"> <text:s text:c="3"/>/*</text:span><text:span text:style-name="T44"><text:line-break/></text:span><text:span text:style-name="T14"> * Custom translucent site header</text:span><text:span text:style-name="T44"><text:line-break/></text:span><text:span text:style-name="T14"> */</text:span><text:span text:style-name="T44"><text:line-break/><text:line-break/></text:span><text:span text:style-name="T14"> <text:s text:c="3"/>.site-header {</text:span><text:span text:style-name="T44"><text:line-break/></text:span><text:span text:style-name="T14"> <text:s text:c="7"/>background-color: rgba(0, 0, 0, .85);</text:span><text:span text:style-name="T44"><text:line-break/></text:span><text:span text:style-name="T14"> <text:s text:c="7"/>-webkit-backdrop-filter: saturate(180%) blur(20px);</text:span><text:span text:style-name="T44"><text:line-break/></text:span><text:span text:style-name="T14"> <text:s text:c="7"/>backdrop-filter: saturate(180%) blur(20px);</text:span><text:span text:style-name="T44"><text:line-break/></text:span><text:span text:style-name="T14"> <text:s text:c="3"/>}</text:span><text:span text:style-name="T44"><text:line-break/><text:line-break/></text:span><text:span text:style-name="T14"> <text:s text:c="3"/>.site-header a {</text:span><text:span text:style-name="T44"><text:line-break/></text:span><text:span text:style-name="T14"> <text:s text:c="7"/>color: #8e8e8e;</text:span><text:span text:style-name="T44"><text:line-break/></text:span><text:soft-page-break/><text:span text:style-name="T14"> <text:s text:c="7"/>transition: color .15s ease-in-out;</text:span><text:span text:style-name="T44"><text:line-break/></text:span><text:span text:style-name="T14"> <text:s text:c="3"/>}</text:span><text:span text:style-name="T44"><text:line-break/><text:line-break/></text:span><text:span text:style-name="T14"> <text:s text:c="3"/>.site-header a:hover {</text:span><text:span text:style-name="T44"><text:line-break/></text:span><text:span text:style-name="T14"> <text:s text:c="7"/>color: #fff;</text:span><text:span text:style-name="T44"><text:line-break/></text:span><text:span text:style-name="T14"> <text:s text:c="7"/>text-decoration: none;</text:span><text:span text:style-name="T44"><text:line-break/></text:span><text:span text:style-name="T14"> <text:s text:c="3"/>}</text:span><text:span text:style-name="T44"><text:line-break/><text:line-break/></text:span><text:span text:style-name="T14"> <text:s text:c="3"/>/*</text:span><text:span text:style-name="T44"><text:line-break/></text:span><text:span text:style-name="T14"> * Dummy devices (replace them with your own or something else entirely!)</text:span><text:span text:style-name="T44"><text:line-break/></text:span><text:span text:style-name="T14"> */</text:span><text:span text:style-name="T44"><text:line-break/><text:line-break/></text:span><text:span text:style-name="T14"> <text:s text:c="3"/>.product-device {</text:span><text:span text:style-name="T44"><text:line-break/></text:span><text:span text:style-name="T14"> <text:s text:c="7"/>position: absolute;</text:span><text:span text:style-name="T44"><text:line-break/></text:span><text:span text:style-name="T14"> <text:s text:c="7"/>right: 10%;</text:span><text:span text:style-name="T44"><text:line-break/></text:span><text:span text:style-name="T14"> <text:s text:c="7"/>bottom: -30%;</text:span><text:span text:style-name="T44"><text:line-break/></text:span><text:span text:style-name="T14"> <text:s text:c="7"/>width: 300px;</text:span><text:span text:style-name="T44"><text:line-break/></text:span><text:span text:style-name="T14"> <text:s text:c="7"/>height: 540px;</text:span><text:span text:style-name="T44"><text:line-break/></text:span><text:span text:style-name="T14"> <text:s text:c="7"/>background-color: #333;</text:span><text:span text:style-name="T44"><text:line-break/></text:span><text:span text:style-name="T14"> <text:s text:c="7"/>border-radius: 21px;</text:span><text:span text:style-name="T44"><text:line-break/></text:span><text:span text:style-name="T14"> <text:s text:c="7"/>transform: rotate(30deg);</text:span><text:span text:style-name="T44"><text:line-break/></text:span><text:span text:style-name="T14"> <text:s text:c="3"/>}</text:span><text:span text:style-name="T44"><text:line-break/><text:line-break/></text:span><text:span text:style-name="T14"> <text:s text:c="3"/>.product-device::before {</text:span><text:span text:style-name="T44"><text:line-break/></text:span><text:span text:style-name="T14"> <text:s text:c="7"/>position: absolute;</text:span><text:span text:style-name="T44"><text:line-break/></text:span><text:span text:style-name="T14"> <text:s text:c="7"/>top: 10%;</text:span><text:span text:style-name="T44"><text:line-break/></text:span><text:span text:style-name="T14"> <text:s text:c="7"/>right: 10px;</text:span><text:span text:style-name="T44"><text:line-break/></text:span><text:span text:style-name="T14"> <text:s text:c="7"/>bottom: 10%;</text:span><text:span text:style-name="T44"><text:line-break/></text:span><text:span text:style-name="T14"> <text:s text:c="7"/>left: 10px;</text:span><text:span text:style-name="T44"><text:line-break/></text:span><text:span text:style-name="T14"> <text:s text:c="7"/>content: "";</text:span><text:span text:style-name="T44"><text:line-break/></text:span><text:span text:style-name="T14"> <text:s text:c="7"/>background-color: rgba(255, 255, 255, .1);</text:span><text:span text:style-name="T44"><text:line-break/></text:span><text:span text:style-name="T14"> <text:s text:c="7"/>border-radius: 5px;</text:span><text:span text:style-name="T44"><text:line-break/></text:span><text:span text:style-name="T14"> <text:s text:c="3"/>}</text:span><text:span text:style-name="T44"><text:line-break/><text:line-break/></text:span><text:span text:style-name="T14"> <text:s text:c="3"/>.product-device-2 {</text:span><text:span text:style-name="T44"><text:line-break/></text:span><text:span text:style-name="T14"> <text:s text:c="7"/>top: -25%;</text:span><text:span text:style-name="T44"><text:line-break/></text:span><text:span text:style-name="T14"> <text:s text:c="7"/>right: auto;</text:span><text:span text:style-name="T44"><text:line-break/></text:span><text:span text:style-name="T14"> <text:s text:c="7"/>bottom: 0;</text:span><text:span text:style-name="T44"><text:line-break/></text:span><text:span text:style-name="T14"> <text:s text:c="7"/>left: 5%;</text:span><text:span text:style-name="T44"><text:line-break/></text:span><text:span text:style-name="T14"> <text:s text:c="7"/>background-color: #e5e5e5;</text:span><text:span text:style-name="T44"><text:line-break/></text:span><text:span text:style-name="T14"> <text:s text:c="3"/>}</text:span><text:span text:style-name="T44"><text:line-break/><text:line-break/><text:line-break/></text:span><text:span text:style-name="T14"> <text:s text:c="3"/>/*</text:span><text:span text:style-name="T44"><text:line-break/></text:span><text:span text:style-name="T14"> * Extra utilities</text:span><text:span text:style-name="T44"><text:line-break/></text:span><text:span text:style-name="T14"> */</text:span><text:span text:style-name="T44"><text:line-break/><text:line-break/></text:span><text:span text:style-name="T14"> <text:s text:c="3"/>.flex-equal&gt;* {</text:span><text:span text:style-name="T44"><text:line-break/></text:span><text:span text:style-name="T14"> <text:s text:c="7"/>flex: 1;</text:span><text:span text:style-name="T44"><text:line-break/></text:span><text:span text:style-name="T14"> <text:s text:c="3"/>}</text:span><text:span text:style-name="T44"><text:line-break/><text:line-break/></text:span><text:span text:style-name="T14"> <text:s text:c="3"/>@media (min-width: 768px) {</text:span><text:span text:style-name="T44"><text:line-break/></text:span><text:soft-page-break/><text:span text:style-name="T14"> <text:s text:c="7"/>.flex-md-equal&gt;* {</text:span><text:span text:style-name="T44"><text:line-break/></text:span><text:span text:style-name="T14"> <text:s text:c="11"/>flex: 1;</text:span><text:span text:style-name="T44"><text:line-break/></text:span><text:span text:style-name="T14"> <text:s text:c="7"/>}</text:span><text:span text:style-name="T44"><text:line-break/></text:span><text:span text:style-name="T14"> <text:s text:c="3"/>}</text:span><text:span text:style-name="T44"><text:line-break/></text:span><text:span text:style-name="T14">&lt;/style&gt;</text:span><text:span text:style-name="T44"><text:line-break/></text:span><text:span text:style-name="T14">{% endblock %}</text:span><text:span text:style-name="T44"><text:line-break/><text:line-break/><text:line-break/><text:line-break/></text:span><text:span text:style-name="T14">{% block body %}</text:span><text:span text:style-name="T44"><text:line-break/><text:line-break/></text:span><text:span text:style-name="T14">&lt;main&gt;</text:span><text:span text:style-name="T44"><text:line-break/></text:span><text:span text:style-name="T14"> <text:s text:c="3"/>&lt;div </text:span><text:span text:style-name="T14">class</text:span><text:span text:style-name="T14">="position-relative overflow-hidden p-3 p-md-5 m-md-3 text-center bg-light"</text:span><text:span text:style-name="T14">&gt;</text:span><text:span text:style-name="T44"><text:line-break/></text:span><text:span text:style-name="T14"> <text:s text:c="7"/>&lt;div </text:span><text:span text:style-name="T14">class</text:span><text:span text:style-name="T14">="col-md-5 p-lg-5 mx-auto my-5"</text:span><text:span text:style-name="T14">&gt;</text:span><text:span text:style-name="T44"><text:line-break/></text:span><text:span text:style-name="T14"> <text:s text:c="11"/>&lt;h1 </text:span><text:span text:style-name="T14">class</text:span><text:span text:style-name="T14">="display-4 fw-normal"</text:span><text:span text:style-name="T14">&gt;</text:span><text:span text:style-name="T14">PUSH NOTIFICATION</text:span><text:span text:style-name="T14">&lt;/h1&gt;</text:span><text:span text:style-name="T44"><text:line-break/></text:span><text:span text:style-name="T14"> <text:s text:c="11"/>&lt;p </text:span><text:span text:style-name="T14">class</text:span><text:span text:style-name="T14">="lead fw-normal"</text:span><text:span text:style-name="T14">&gt;</text:span><text:span text:style-name="T14">I want to perform push notification with web application</text:span><text:span text:style-name="T14">&lt;/p&gt;</text:span><text:span text:style-name="T44"><text:line-break/></text:span><text:span text:style-name="T14"> <text:s text:c="11"/>&lt;a </text:span><text:span text:style-name="T14">class</text:span><text:span text:style-name="T14">="btn btn-outline-secondary" </text:span><text:span text:style-name="T14">href</text:span><text:span text:style-name="T14">="#"</text:span><text:span text:style-name="T14">&gt;</text:span><text:span text:style-name="T14">Coming soon</text:span><text:span text:style-name="T14">&lt;/a&gt;</text:span><text:span text:style-name="T44"><text:line-break/></text:span><text:span text:style-name="T14"> <text:s text:c="7"/>&lt;/div&gt;</text:span><text:span text:style-name="T44"><text:line-break/></text:span><text:span text:style-name="T14"> <text:s text:c="7"/>&lt;div </text:span><text:span text:style-name="T14">class</text:span><text:span text:style-name="T14">="product-device shadow-sm d-none d-md-block"</text:span><text:span text:style-name="T14">&gt;&lt;/div&gt;</text:span><text:span text:style-name="T44"><text:line-break/></text:span><text:span text:style-name="T14"> <text:s text:c="7"/>&lt;div </text:span><text:span text:style-name="T14">class</text:span><text:span text:style-name="T14">="product-device product-device-2 shadow-sm d-none d-md-block"</text:span><text:span text:style-name="T14">&gt;&lt;/div&gt;</text:span><text:span text:style-name="T44"><text:line-break/></text:span><text:span text:style-name="T14"> <text:s text:c="3"/>&lt;/div&gt;</text:span><text:span text:style-name="T44"><text:line-break/></text:span><text:span text:style-name="T14">&lt;/main&gt;</text:span><text:span text:style-name="T44"><text:line-break/><text:line-break/><text:line-break/></text:span><text:span text:style-name="T14">&lt;script&gt;</text:span><text:span text:style-name="T44"><text:line-break/><text:line-break/></text:span><text:span text:style-name="T14">&lt;/script&gt;</text:span><text:span text:style-name="T44"><text:line-break/><text:line-break/></text:span><text:span text:style-name="T14">{% endblock %}</text:span><text:span text:style-name="T44"><text:line-break/><text:line-break/></text:span><text:span text:style-name="T14">{% block js %}</text:span><text:span text:style-name="T44"><text:line-break/></text:span><text:span text:style-name="T14">&lt;script&gt;</text:span><text:span text:style-name="T44"><text:line-break/></text:span><text:span text:style-name="T14">&lt;/script&gt;</text:span><text:span text:style-name="T44"><text:line-break/></text:span><text:span text:style-name="T14">{% endblock %}</text:span></text:p>
      <text:p text:style-name="P40"><text:span text:style-name="Source_20_Text"><text:span text:style-name="T8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ucida Grande" svg:font-family="'Lucida Grande'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pitch="variable"/>
    <style:font-face style:name="aakar" svg:font-family="aakar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6-02T15:10:09.748759695</dc:date>
    <meta:editing-duration>PT12H58M1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4" meta:paragraph-count="67" meta:word-count="1383" meta:character-count="16546" meta:non-whitespace-character-count="12260"/>
  </office:meta>
</office:document-meta>
</file>